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nlo" svg:font-family="Menlo, 'DejaVu Sans Mono', 'Liberation Mono', Consolas, 'Ubuntu Mono', 'Courier New', 'andale mono', 'lucida console', monospace"/>
    <style:font-face style:name="apple-system" svg:font-family="apple-system, BlinkMacSystemFont, 'Segoe UI', Roboto, Oxygen-Sans, Ubuntu, Cantarell, 'Helvetica Neue', sans-serif, 'Apple Color Emoji', 'Segoe UI Emoji', 'Segoe UI Symbol', 'Noto Color Emoji'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roid Sans Mono" svg:font-family="'Droid Sans Mono'" style:font-adornments="Regular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1.799cm"/>
    </style:style>
    <style:style style:name="Table1.B" style:family="table-column">
      <style:table-column-properties style:column-width="1.905cm"/>
    </style:style>
    <style:style style:name="Table1.C" style:family="table-column">
      <style:table-column-properties style:column-width="13.891cm"/>
    </style:style>
    <style:style style:name="Table1.A1" style:family="table-cell">
      <style:table-cell-properties style:vertical-align="middle" fo:background-color="#fafafa" fo:padding-left="0.423cm" fo:padding-right="0.423cm" fo:padding-top="0.265cm" fo:padding-bottom="0.265cm" fo:border-left="0.75pt solid #dee2e6" fo:border-right="0.75pt solid #dee2e6" fo:border-top="0.75pt solid #dee2e6" fo:border-bottom="1.5pt solid #dddddd">
        <style:background-image/>
      </style:table-cell-properties>
    </style:style>
    <style:style style:name="Table1.A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.B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.C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.A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.B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.C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.A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.B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.C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.A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.B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.C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.A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.B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.C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.A7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.B7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.C7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2" style:family="table">
      <style:table-properties style:width="17.595cm" fo:margin-left="0cm" table:align="left" fo:background-color="transparent">
        <style:background-image/>
      </style:table-properties>
    </style:style>
    <style:style style:name="Table2.A" style:family="table-column">
      <style:table-column-properties style:column-width="1.799cm"/>
    </style:style>
    <style:style style:name="Table2.B" style:family="table-column">
      <style:table-column-properties style:column-width="1.905cm"/>
    </style:style>
    <style:style style:name="Table2.C" style:family="table-column">
      <style:table-column-properties style:column-width="13.891cm"/>
    </style:style>
    <style:style style:name="Table2.A1" style:family="table-cell">
      <style:table-cell-properties style:vertical-align="middle" fo:background-color="#fafafa" fo:padding-left="0.423cm" fo:padding-right="0.423cm" fo:padding-top="0.265cm" fo:padding-bottom="0.265cm" fo:border-left="0.75pt solid #dee2e6" fo:border-right="0.75pt solid #dee2e6" fo:border-top="0.75pt solid #dee2e6" fo:border-bottom="1.5pt solid #dddddd">
        <style:background-image/>
      </style:table-cell-properties>
    </style:style>
    <style:style style:name="Table2.A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2.B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2.C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2.A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2.B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2.C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2.A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2.B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2.C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" style:family="table">
      <style:table-properties style:width="17.595cm" fo:margin-left="0cm" table:align="left" fo:background-color="transparent">
        <style:background-image/>
      </style:table-properties>
    </style:style>
    <style:style style:name="Table3.A" style:family="table-column">
      <style:table-column-properties style:column-width="1.799cm"/>
    </style:style>
    <style:style style:name="Table3.B" style:family="table-column">
      <style:table-column-properties style:column-width="2.011cm"/>
    </style:style>
    <style:style style:name="Table3.C" style:family="table-column">
      <style:table-column-properties style:column-width="13.785cm"/>
    </style:style>
    <style:style style:name="Table3.A1" style:family="table-cell">
      <style:table-cell-properties style:vertical-align="middle" fo:background-color="#fafafa" fo:padding-left="0.423cm" fo:padding-right="0.423cm" fo:padding-top="0.265cm" fo:padding-bottom="0.265cm" fo:border-left="0.75pt solid #dee2e6" fo:border-right="0.75pt solid #dee2e6" fo:border-top="0.75pt solid #dee2e6" fo:border-bottom="1.5pt solid #dddddd">
        <style:background-image/>
      </style:table-cell-properties>
    </style:style>
    <style:style style:name="Table3.A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B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C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A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B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C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A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B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C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A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B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C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A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B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C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A7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B7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C7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A8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B8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C8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A9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B9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C9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A10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B10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C10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A11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B11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C11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A1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B1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C1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A1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B1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C1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A1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B1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C1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A1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B1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C1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A1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B1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C1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A17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B17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C17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4" style:family="table">
      <style:table-properties style:width="17.59cm" table:align="left" fo:background-color="transparent">
        <style:background-image/>
      </style:table-properties>
    </style:style>
    <style:style style:name="Table4.A" style:family="table-column">
      <style:table-column-properties style:column-width="1.803cm"/>
    </style:style>
    <style:style style:name="Table4.B" style:family="table-column">
      <style:table-column-properties style:column-width="2cm"/>
    </style:style>
    <style:style style:name="Table4.C" style:family="table-column">
      <style:table-column-properties style:column-width="13.787cm"/>
    </style:style>
    <style:style style:name="Table4.A1" style:family="table-cell">
      <style:table-cell-properties style:vertical-align="middle" fo:background-color="#fafafa" fo:padding-left="0.423cm" fo:padding-right="0.423cm" fo:padding-top="0.265cm" fo:padding-bottom="0.265cm" fo:border-left="0.75pt solid #dee2e6" fo:border-right="0.75pt solid #dee2e6" fo:border-top="0.75pt solid #dee2e6" fo:border-bottom="1.5pt solid #dddddd">
        <style:background-image/>
      </style:table-cell-properties>
    </style:style>
    <style:style style:name="Table4.A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4.B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4.C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4.A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4.B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4.C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4.A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4.B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4.C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4.A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4.B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4.C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4.A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4.B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4.C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4.A7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4.B7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4.C7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4.A8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4.B8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4.C8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4.A9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4.B9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4.C9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4.A10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4.B10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4.C10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5" style:family="table">
      <style:table-properties style:width="17.59cm" table:align="left" fo:background-color="transparent">
        <style:background-image/>
      </style:table-properties>
    </style:style>
    <style:style style:name="Table5.A" style:family="table-column">
      <style:table-column-properties style:column-width="1.803cm"/>
    </style:style>
    <style:style style:name="Table5.B" style:family="table-column">
      <style:table-column-properties style:column-width="2cm"/>
    </style:style>
    <style:style style:name="Table5.C" style:family="table-column">
      <style:table-column-properties style:column-width="13.787cm"/>
    </style:style>
    <style:style style:name="Table5.A1" style:family="table-cell">
      <style:table-cell-properties style:vertical-align="middle" fo:background-color="#fafafa" fo:padding-left="0.423cm" fo:padding-right="0.423cm" fo:padding-top="0.265cm" fo:padding-bottom="0.265cm" fo:border-left="0.75pt solid #dee2e6" fo:border-right="0.75pt solid #dee2e6" fo:border-top="0.75pt solid #dee2e6" fo:border-bottom="1.5pt solid #dddddd">
        <style:background-image/>
      </style:table-cell-properties>
    </style:style>
    <style:style style:name="Table5.A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5.B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5.C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5.A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5.B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5.C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5.A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5.B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5.C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5.A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5.B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5.C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5.A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5.B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5.C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6" style:family="table">
      <style:table-properties style:width="16.835cm" table:align="left" fo:background-color="transparent">
        <style:background-image/>
      </style:table-properties>
    </style:style>
    <style:style style:name="Table6.A" style:family="table-column">
      <style:table-column-properties style:column-width="1.803cm"/>
    </style:style>
    <style:style style:name="Table6.B" style:family="table-column">
      <style:table-column-properties style:column-width="2cm"/>
    </style:style>
    <style:style style:name="Table6.C" style:family="table-column">
      <style:table-column-properties style:column-width="13.032cm"/>
    </style:style>
    <style:style style:name="Table6.A1" style:family="table-cell">
      <style:table-cell-properties style:vertical-align="middle" fo:background-color="#fafafa" fo:padding-left="0.423cm" fo:padding-right="0.423cm" fo:padding-top="0.265cm" fo:padding-bottom="0.265cm" fo:border-left="0.75pt solid #dee2e6" fo:border-right="0.75pt solid #dee2e6" fo:border-top="0.75pt solid #dee2e6" fo:border-bottom="1.5pt solid #dddddd">
        <style:background-image/>
      </style:table-cell-properties>
    </style:style>
    <style:style style:name="Table6.A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6.B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6.C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6.A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6.B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6.C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6.A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6.B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6.C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6.A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6.B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6.C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6.A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6.B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6.C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7" style:family="table">
      <style:table-properties style:width="17.59cm" table:align="left" fo:background-color="transparent">
        <style:background-image/>
      </style:table-properties>
    </style:style>
    <style:style style:name="Table7.A" style:family="table-column">
      <style:table-column-properties style:column-width="2.265cm"/>
    </style:style>
    <style:style style:name="Table7.B" style:family="table-column">
      <style:table-column-properties style:column-width="1.681cm"/>
    </style:style>
    <style:style style:name="Table7.C" style:family="table-column">
      <style:table-column-properties style:column-width="1.949cm"/>
    </style:style>
    <style:style style:name="Table7.D" style:family="table-column">
      <style:table-column-properties style:column-width="1.794cm"/>
    </style:style>
    <style:style style:name="Table7.E" style:family="table-column">
      <style:table-column-properties style:column-width="9.901cm"/>
    </style:style>
    <style:style style:name="Table7.A1" style:family="table-cell">
      <style:table-cell-properties style:vertical-align="middle" fo:background-color="#fafafa" fo:padding-left="0.423cm" fo:padding-right="0.423cm" fo:padding-top="0.265cm" fo:padding-bottom="0.265cm" fo:border-left="0.75pt solid #dee2e6" fo:border-right="0.75pt solid #dee2e6" fo:border-top="0.75pt solid #dee2e6" fo:border-bottom="1.5pt solid #dddddd">
        <style:background-image/>
      </style:table-cell-properties>
    </style:style>
    <style:style style:name="Table7.A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7.B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7.C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7.D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7.E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7.A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7.B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7.C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7.D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7.E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7.A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7.B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7.C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7.D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7.E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7.A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7.B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7.C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7.D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7.E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7.A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7.B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7.C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7.D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7.E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7.A7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7.B7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7.C7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7.D7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7.E7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" style:family="table">
      <style:table-properties style:width="17.59cm" table:align="left" fo:background-color="transparent">
        <style:background-image/>
      </style:table-properties>
    </style:style>
    <style:style style:name="Table8.A" style:family="table-column">
      <style:table-column-properties style:column-width="2.265cm"/>
    </style:style>
    <style:style style:name="Table8.B" style:family="table-column">
      <style:table-column-properties style:column-width="1.639cm"/>
    </style:style>
    <style:style style:name="Table8.C" style:family="table-column">
      <style:table-column-properties style:column-width="2cm"/>
    </style:style>
    <style:style style:name="Table8.D" style:family="table-column">
      <style:table-column-properties style:column-width="1.803cm"/>
    </style:style>
    <style:style style:name="Table8.E" style:family="table-column">
      <style:table-column-properties style:column-width="9.883cm"/>
    </style:style>
    <style:style style:name="Table8.A1" style:family="table-cell">
      <style:table-cell-properties style:vertical-align="middle" fo:background-color="#fafafa" fo:padding-left="0.423cm" fo:padding-right="0.423cm" fo:padding-top="0.265cm" fo:padding-bottom="0.265cm" fo:border-left="0.75pt solid #dee2e6" fo:border-right="0.75pt solid #dee2e6" fo:border-top="0.75pt solid #dee2e6" fo:border-bottom="1.5pt solid #dddddd">
        <style:background-image/>
      </style:table-cell-properties>
    </style:style>
    <style:style style:name="Table8.A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B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C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D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E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A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B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C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D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E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A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B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C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D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E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A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B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C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D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E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A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B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C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D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E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A7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B7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C7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D7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E7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A8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B8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C8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D8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E8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A9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B9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C9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D9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E9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A10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B10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C10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D10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E10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A11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B11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C11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D11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E11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A1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B1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C1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D1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E1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9" style:family="table">
      <style:table-properties style:width="17.59cm" table:align="left" fo:background-color="transparent">
        <style:background-image/>
      </style:table-properties>
    </style:style>
    <style:style style:name="Table9.A" style:family="table-column">
      <style:table-column-properties style:column-width="2.265cm"/>
    </style:style>
    <style:style style:name="Table9.B" style:family="table-column">
      <style:table-column-properties style:column-width="1.639cm"/>
    </style:style>
    <style:style style:name="Table9.C" style:family="table-column">
      <style:table-column-properties style:column-width="2cm"/>
    </style:style>
    <style:style style:name="Table9.D" style:family="table-column">
      <style:table-column-properties style:column-width="1.803cm"/>
    </style:style>
    <style:style style:name="Table9.E" style:family="table-column">
      <style:table-column-properties style:column-width="9.883cm"/>
    </style:style>
    <style:style style:name="Table9.A1" style:family="table-cell">
      <style:table-cell-properties style:vertical-align="middle" fo:background-color="#fafafa" fo:padding-left="0.423cm" fo:padding-right="0.423cm" fo:padding-top="0.265cm" fo:padding-bottom="0.265cm" fo:border-left="0.75pt solid #dee2e6" fo:border-right="0.75pt solid #dee2e6" fo:border-top="0.75pt solid #dee2e6" fo:border-bottom="1.5pt solid #dddddd">
        <style:background-image/>
      </style:table-cell-properties>
    </style:style>
    <style:style style:name="Table9.A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9.B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9.C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9.D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9.E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9.A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9.B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9.C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9.D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9.E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9.A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9.B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9.C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9.D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9.E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9.A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9.B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9.C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9.D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9.E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9.A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9.B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9.C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9.D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9.E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9.A7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9.B7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9.C7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9.D7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9.E7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" style:family="table">
      <style:table-properties style:width="17.59cm" table:align="left" fo:background-color="transparent">
        <style:background-image/>
      </style:table-properties>
    </style:style>
    <style:style style:name="Table10.A" style:family="table-column">
      <style:table-column-properties style:column-width="2.265cm"/>
    </style:style>
    <style:style style:name="Table10.B" style:family="table-column">
      <style:table-column-properties style:column-width="1.639cm"/>
    </style:style>
    <style:style style:name="Table10.C" style:family="table-column">
      <style:table-column-properties style:column-width="2cm"/>
    </style:style>
    <style:style style:name="Table10.D" style:family="table-column">
      <style:table-column-properties style:column-width="1.803cm"/>
    </style:style>
    <style:style style:name="Table10.E" style:family="table-column">
      <style:table-column-properties style:column-width="9.883cm"/>
    </style:style>
    <style:style style:name="Table10.A1" style:family="table-cell">
      <style:table-cell-properties style:vertical-align="middle" fo:background-color="#fafafa" fo:padding-left="0.423cm" fo:padding-right="0.423cm" fo:padding-top="0.265cm" fo:padding-bottom="0.265cm" fo:border-left="0.75pt solid #dee2e6" fo:border-right="0.75pt solid #dee2e6" fo:border-top="0.75pt solid #dee2e6" fo:border-bottom="1.5pt solid #dddddd">
        <style:background-image/>
      </style:table-cell-properties>
    </style:style>
    <style:style style:name="Table10.A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B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C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D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E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A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B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C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D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E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A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B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C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D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E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A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B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C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D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E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A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B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C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D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E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A7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B7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C7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D7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E7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A8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B8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C8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D8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E8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A9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B9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C9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D9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E9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A10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B10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C10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D10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E10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A11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B11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C11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D11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E11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A1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B1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C1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D1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E1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A1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B1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C1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D1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E1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1" style:family="table">
      <style:table-properties style:width="17.59cm" table:align="left" fo:background-color="transparent">
        <style:background-image/>
      </style:table-properties>
    </style:style>
    <style:style style:name="Table11.A" style:family="table-column">
      <style:table-column-properties style:column-width="2.265cm"/>
    </style:style>
    <style:style style:name="Table11.B" style:family="table-column">
      <style:table-column-properties style:column-width="1.566cm"/>
    </style:style>
    <style:style style:name="Table11.C" style:family="table-column">
      <style:table-column-properties style:column-width="1.813cm"/>
    </style:style>
    <style:style style:name="Table11.D" style:family="table-column">
      <style:table-column-properties style:column-width="1.794cm"/>
    </style:style>
    <style:style style:name="Table11.E" style:family="table-column">
      <style:table-column-properties style:column-width="10.151cm"/>
    </style:style>
    <style:style style:name="Table11.A1" style:family="table-cell">
      <style:table-cell-properties style:vertical-align="middle" fo:background-color="#fafafa" fo:padding-left="0.423cm" fo:padding-right="0.423cm" fo:padding-top="0.265cm" fo:padding-bottom="0.265cm" fo:border-left="0.75pt solid #dee2e6" fo:border-right="0.75pt solid #dee2e6" fo:border-top="0.75pt solid #dee2e6" fo:border-bottom="1.5pt solid #dddddd">
        <style:background-image/>
      </style:table-cell-properties>
    </style:style>
    <style:style style:name="Table11.A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1.B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1.C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1.D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1.E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P1" style:family="paragraph" style:parent-style-name="Text_20_body">
      <style:text-properties officeooo:rsid="002b978a" officeooo:paragraph-rsid="002b978a"/>
    </style:style>
    <style:style style:name="P2" style:family="paragraph" style:parent-style-name="Text_20_body">
      <style:text-properties officeooo:rsid="002c8ff9" officeooo:paragraph-rsid="002c8ff9"/>
    </style:style>
    <style:style style:name="P3" style:family="paragraph" style:parent-style-name="Text_20_body">
      <style:text-properties officeooo:rsid="0032b05b" officeooo:paragraph-rsid="0032b05b"/>
    </style:style>
    <style:style style:name="P4" style:family="paragraph" style:parent-style-name="Preformatted_20_Text">
      <style:text-properties officeooo:rsid="00301096" officeooo:paragraph-rsid="00301096"/>
    </style:style>
    <style:style style:name="P5" style:family="paragraph" style:parent-style-name="Preformatted_20_Text">
      <style:text-properties officeooo:paragraph-rsid="003506b9"/>
    </style:style>
    <style:style style:name="P6" style:family="paragraph" style:parent-style-name="Preformatted_20_Text">
      <style:text-properties officeooo:paragraph-rsid="0035f15e"/>
    </style:style>
    <style:style style:name="P7" style:family="paragraph" style:parent-style-name="Standard">
      <style:text-properties officeooo:paragraph-rsid="004368ce"/>
    </style:style>
    <style:style style:name="P8" style:family="paragraph" style:parent-style-name="Text_20_body">
      <style:paragraph-properties fo:margin-top="0cm" fo:margin-bottom="0cm" loext:contextual-spacing="false" style:line-height-at-least="0.741cm" fo:text-align="start" style:justify-single-word="false" fo:orphans="2" fo:widows="2"/>
    </style:style>
    <style:style style:name="P9" style:family="paragraph" style:parent-style-name="Text_20_body">
      <style:paragraph-properties fo:margin-left="0cm" fo:margin-right="0cm" style:line-height-at-least="0.529cm" fo:text-align="center" style:justify-single-word="false" fo:orphans="2" fo:widows="2" fo:text-indent="0cm" style:auto-text-indent="false"/>
    </style:style>
    <style:style style:name="P10" style:family="paragraph" style:parent-style-name="Text_20_body">
      <style:paragraph-properties fo:margin-left="0cm" fo:margin-right="0cm" fo:margin-top="0cm" fo:margin-bottom="0.423cm" loext:contextual-spacing="false" fo:text-align="start" style:justify-single-word="false" fo:orphans="2" fo:widows="2" fo:text-indent="0cm" style:auto-text-indent="false"/>
      <style:text-properties fo:font-variant="normal" fo:text-transform="none" fo:color="#2e2e2e" style:font-name="apple-system" fo:font-size="10.5pt" fo:letter-spacing="normal" fo:font-style="normal" fo:font-weight="normal"/>
    </style:style>
    <style:style style:name="P11" style:family="paragraph" style:parent-style-name="Text_20_body">
      <style:paragraph-properties fo:margin-left="0cm" fo:margin-right="0cm" fo:margin-top="0cm" fo:margin-bottom="0.423cm" loext:contextual-spacing="false" fo:text-align="start" style:justify-single-word="false" fo:orphans="2" fo:widows="2" fo:text-indent="0cm" style:auto-text-indent="false"/>
    </style:style>
    <style:style style:name="P12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</style:style>
    <style:style style:name="P13" style:family="paragraph" style:parent-style-name="Text_20_body">
      <style:paragraph-properties fo:margin-top="0.423cm" fo:margin-bottom="0.423cm" loext:contextual-spacing="false" fo:text-align="start" style:justify-single-word="false" fo:orphans="2" fo:widows="2"/>
      <style:text-properties fo:font-variant="normal" fo:text-transform="none" fo:color="#2e2e2e" style:font-name="apple-system" fo:font-size="10.5pt" fo:letter-spacing="normal" fo:font-style="normal" fo:font-weight="normal"/>
    </style:style>
    <style:style style:name="P14" style:family="paragraph" style:parent-style-name="Table_20_Contents">
      <style:paragraph-properties style:line-height-at-least="0.529cm" fo:text-align="center" style:justify-single-word="false"/>
    </style:style>
    <style:style style:name="P15" style:family="paragraph" style:parent-style-name="Table_20_Contents">
      <style:text-properties fo:font-size="2pt" style:font-size-asian="2pt" style:font-size-complex="2pt"/>
    </style:style>
    <style:style style:name="P16" style:family="paragraph" style:parent-style-name="Table_20_Contents">
      <style:paragraph-properties fo:margin-top="0cm" fo:margin-bottom="0.247cm" loext:contextual-spacing="false" style:line-height-at-least="0.529cm" fo:text-align="center" style:justify-single-word="false"/>
    </style:style>
    <style:style style:name="P17" style:family="paragraph" style:parent-style-name="Table_20_Contents">
      <style:paragraph-properties fo:margin-top="0cm" fo:margin-bottom="0cm" loext:contextual-spacing="false" style:line-height-at-least="0.529cm"/>
    </style:style>
    <style:style style:name="P18" style:family="paragraph" style:parent-style-name="Table_20_Contents">
      <style:paragraph-properties fo:margin-left="0cm" fo:margin-right="0cm" fo:margin-top="0cm" fo:margin-bottom="0.247cm" loext:contextual-spacing="false" style:line-height-at-least="0.529cm" fo:text-align="start" style:justify-single-word="false" fo:orphans="2" fo:widows="2" fo:text-indent="0cm" style:auto-text-indent="false"/>
      <style:text-properties officeooo:paragraph-rsid="004368ce"/>
    </style:style>
    <style:style style:name="P19" style:family="paragraph" style:parent-style-name="Heading_20_1">
      <style:paragraph-properties fo:margin-left="0cm" fo:margin-right="0cm" fo:margin-top="0cm" fo:margin-bottom="0.423cm" loext:contextual-spacing="false" fo:line-height="120%" fo:text-align="start" style:justify-single-word="false" fo:orphans="2" fo:widows="2" fo:text-indent="0cm" style:auto-text-indent="false" fo:padding-left="0cm" fo:padding-right="0cm" fo:padding-top="0cm" fo:padding-bottom="0.049cm" fo:border-left="none" fo:border-right="none" fo:border-top="none" fo:border-bottom="0.06pt solid #eaeaea"/>
      <style:text-properties fo:font-variant="normal" fo:text-transform="none" fo:color="#2e2e2e" style:font-name="inherit" fo:font-size="10.5pt" fo:letter-spacing="normal" fo:font-style="normal" fo:font-weight="bold"/>
    </style:style>
    <style:style style:name="P20" style:family="paragraph" style:parent-style-name="Table_20_Heading">
      <style:paragraph-properties style:line-height-at-least="0.529cm"/>
      <style:text-properties fo:font-weight="normal"/>
    </style:style>
    <style:style style:name="P21" style:family="paragraph" style:parent-style-name="Table_20_Heading">
      <style:paragraph-properties style:line-height-at-least="0.529cm" fo:text-align="center" style:justify-single-word="false"/>
      <style:text-properties fo:font-weight="normal"/>
    </style:style>
    <style:style style:name="P22" style:family="paragraph" style:parent-style-name="Table_20_Heading">
      <style:paragraph-properties style:line-height-at-least="0.529cm" fo:text-align="center" style:justify-single-word="false"/>
      <style:text-properties fo:font-weight="normal" officeooo:paragraph-rsid="004368ce"/>
    </style:style>
    <style:style style:name="P23" style:family="paragraph" style:parent-style-name="Table_20_Heading">
      <style:text-properties fo:font-weight="normal" style:font-weight-asian="normal" style:font-weight-complex="normal"/>
    </style:style>
    <style:style style:name="P24" style:family="paragraph" style:parent-style-name="Table_20_Heading">
      <style:text-properties fo:font-weight="normal" officeooo:paragraph-rsid="004368ce" style:font-weight-asian="normal" style:font-weight-complex="normal"/>
    </style:style>
    <style:style style:name="P25" style:family="paragraph" style:parent-style-name="Table_20_Heading">
      <style:paragraph-properties fo:margin-top="0cm" fo:margin-bottom="0.247cm" loext:contextual-spacing="false" style:line-height-at-least="0.529cm" fo:text-align="center" style:justify-single-word="false"/>
      <style:text-properties fo:font-weight="normal"/>
    </style:style>
    <style:style style:name="P26" style:family="paragraph" style:parent-style-name="Table_20_Heading">
      <style:paragraph-properties fo:margin-top="0cm" fo:margin-bottom="0.247cm" loext:contextual-spacing="false" style:line-height-at-least="0.529cm" fo:text-align="center" style:justify-single-word="false"/>
      <style:text-properties fo:font-weight="normal" officeooo:paragraph-rsid="004368ce"/>
    </style:style>
    <style:style style:name="P27" style:family="paragraph" style:parent-style-name="Heading_20_2">
      <style:text-properties officeooo:rsid="002c8ff9" officeooo:paragraph-rsid="002b978a"/>
    </style:style>
    <style:style style:name="P28" style:family="paragraph" style:parent-style-name="Heading_20_2">
      <style:text-properties fo:font-variant="normal" fo:text-transform="none" fo:color="#2e2e2e" style:font-name="inherit" fo:font-size="16.5pt" fo:letter-spacing="normal" fo:font-style="normal" fo:font-weight="bold" officeooo:rsid="002c8ff9" officeooo:paragraph-rsid="002b978a" loext:padding="0cm" loext:border="none"/>
    </style:style>
    <style:style style:name="P29" style:family="paragraph" style:parent-style-name="Horizontal_20_Line">
      <style:paragraph-properties fo:margin-top="0.423cm" fo:margin-bottom="0.423cm" loext:contextual-spacing="false" fo:text-align="start" style:justify-single-word="false" fo:orphans="2" fo:widows="2"/>
    </style:style>
    <style:style style:name="P30" style:family="paragraph" style:parent-style-name="Heading_20_4">
      <style:paragraph-properties fo:margin-left="0cm" fo:margin-right="0cm" fo:margin-top="0.635cm" fo:margin-bottom="0.423cm" loext:contextual-spacing="false" fo:line-height="120%" fo:text-align="start" style:justify-single-word="false" fo:orphans="2" fo:widows="2" fo:text-indent="0cm" style:auto-text-indent="false"/>
    </style:style>
    <style:style style:name="T1" style:family="text">
      <style:text-properties officeooo:rsid="002c8ff9"/>
    </style:style>
    <style:style style:name="T2" style:family="text">
      <style:text-properties officeooo:rsid="0031f154"/>
    </style:style>
    <style:style style:name="T3" style:family="text">
      <style:text-properties officeooo:rsid="003506b9"/>
    </style:style>
    <style:style style:name="T4" style:family="text">
      <style:text-properties officeooo:rsid="0035f15e"/>
    </style:style>
    <style:style style:name="T5" style:family="text">
      <style:text-properties officeooo:rsid="003ca5fd"/>
    </style:style>
    <style:style style:name="T6" style:family="text">
      <style:text-properties fo:font-weight="bold"/>
    </style:style>
    <style:style style:name="T7" style:family="text">
      <style:text-properties fo:font-variant="normal" fo:text-transform="none" fo:color="#707070" style:font-name="apple-system" fo:font-size="10.5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2e2e2e" style:font-name="apple-system" fo:font-size="10.5pt" fo:letter-spacing="normal" fo:font-style="normal" fo:font-weight="bold"/>
    </style:style>
    <style:style style:name="T9" style:family="text">
      <style:text-properties fo:font-variant="normal" fo:text-transform="none" fo:color="#2e2e2e" style:font-name="apple-system" fo:font-size="10.5pt" fo:letter-spacing="normal" fo:font-style="normal" fo:font-weight="bold" loext:padding="0cm" loext:border="none"/>
    </style:style>
    <style:style style:name="T10" style:family="text">
      <style:text-properties fo:font-variant="normal" fo:text-transform="none" fo:color="#2e2e2e" style:font-name="apple-system" fo:font-size="10.5pt" fo:letter-spacing="normal" fo:font-style="normal" fo:font-weight="normal"/>
    </style:style>
    <style:style style:name="T11" style:family="text">
      <style:text-properties fo:font-variant="normal" fo:text-transform="none" fo:color="#2e2e2e" style:text-line-through-style="none" style:text-line-through-type="none" style:font-name="apple-system" fo:font-size="10.5pt" fo:letter-spacing="normal" fo:font-style="normal" style:text-underline-style="none" fo:font-weight="normal" style:text-blinking="false" fo:background-color="#ffffff" loext:char-shading-value="0" loext:padding-left="0.265cm" loext:padding-right="0.265cm" loext:padding-top="0.159cm" loext:padding-bottom="0.159cm" loext:border="0.06pt solid #e5e5e5"/>
    </style:style>
    <style:style style:name="T12" style:family="text">
      <style:text-properties fo:font-variant="normal" fo:text-transform="none" fo:color="#2e2e2e" style:font-name="inherit" fo:font-size="10.5pt" fo:letter-spacing="normal" fo:font-style="normal" fo:font-weight="bold"/>
    </style:style>
    <style:style style:name="T13" style:family="text">
      <style:text-properties fo:font-variant="normal" fo:text-transform="none" fo:color="#c0341d" style:font-name="Menlo" fo:font-size="9pt" fo:letter-spacing="normal" fo:font-style="normal" fo:font-weight="normal" fo:background-color="#fbe5e1" loext:char-shading-value="0" loext:padding="0cm" loext:border="none"/>
    </style:style>
    <style:style style:name="T14" style:family="text">
      <style:text-properties fo:color="#c0341d" style:font-name="Menlo" fo:font-size="9pt" fo:background-color="#fbe5e1" loext:char-shading-value="0" loext:padding="0cm" loext:border="none"/>
    </style:style>
    <style:style style:name="T15" style:family="text">
      <style:text-properties fo:color="#1b69b6" style:text-line-through-style="none" style:text-line-through-type="none" style:text-underline-style="none" fo:font-weight="bold" style:text-blinking="false" fo:background-color="transparent" loext:char-shading-value="0"/>
    </style:style>
    <style:style style:name="T16" style:family="text">
      <style:text-properties officeooo:rsid="0042e02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16">M</text:span>inarca <text:span text:style-name="T16">T</text:span>estcases</text:p>
      <text:p text:style-name="P8"><text:span text:style-name="T11"/></text:p>
      <text:h text:style-name="P19" text:outline-level="1"><text:bookmark text:name="user-content-batterie-de-test-pour-linterface-web"/>Batterie de test pour l'interface Web</text:h>
      <text:p text:style-name="P11"><text:span text:style-name="T10">C/A= Comportement attendu N/A= Non-applicable</text:span></text:p>
      <text:p text:style-name="P30"><text:bookmark text:name="user-content-tc500-authentification-de-lusager"/><text:span text:style-name="Strong_20_Emphasis"><text:span text:style-name="T12">TC500</text:span></text:span><text:span text:style-name="T12"> </text:span><text:span text:style-name="Strong_20_Emphasis"><text:span text:style-name="T12">-</text:span></text:span><text:span text:style-name="T12"> </text:span><text:span text:style-name="Emphasis"><text:span text:style-name="T12">Authentification de l'usager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23">mtest</text:p>
            </table:table-cell>
            <table:table-cell table:style-name="Table1.A1" office:value-type="string">
              <text:p text:style-name="P23">admin</text:p>
            </table:table-cell>
            <table:table-cell table:style-name="Table1.A1" office:value-type="string">
              <text:p text:style-name="P23">Description</text:p>
            </table:table-cell>
          </table:table-row>
        </table:table-header-rows>
        <table:table-row>
          <table:table-cell table:style-name="Table1.A2" office:value-type="string">
            <text:p text:style-name="P16">___</text:p>
          </table:table-cell>
          <table:table-cell table:style-name="Table1.B2" office:value-type="string">
            <text:p text:style-name="P14">N/A</text:p>
          </table:table-cell>
          <table:table-cell table:style-name="Table1.C2" office:value-type="string">
            <text:p text:style-name="P17"><text:span text:style-name="Strong_20_Emphasis"><text:span text:style-name="T6">TC510</text:span></text:span> – Se connecter en tant que nouvel usager (se référer à l'étape 4,Procédure A)<text:line-break/>C/A : connexion</text:p>
          </table:table-cell>
        </table:table-row>
        <table:table-row>
          <table:table-cell table:style-name="Table1.A3" office:value-type="string">
            <text:p text:style-name="P16">___</text:p>
          </table:table-cell>
          <table:table-cell table:style-name="Table1.B3" office:value-type="string">
            <text:p text:style-name="P14">___</text:p>
          </table:table-cell>
          <table:table-cell table:style-name="Table1.C3" office:value-type="string">
            <text:p text:style-name="P17"><text:span text:style-name="Strong_20_Emphasis"><text:span text:style-name="T6">TC520</text:span></text:span> – Se connecter sans mot de passe <text:line-break/><text:line-break/>C/A : (***!*** <text:span text:style-name="Emphasis"><text:span text:style-name="Strong_20_Emphasis"><text:span text:style-name="T6">Veuillez renseigner ce champ</text:span></text:span></text:span>)</text:p>
          </table:table-cell>
        </table:table-row>
        <table:table-row>
          <table:table-cell table:style-name="Table1.A4" office:value-type="string">
            <text:p text:style-name="P16">___</text:p>
          </table:table-cell>
          <table:table-cell table:style-name="Table1.B4" office:value-type="string">
            <text:p text:style-name="P14">___</text:p>
          </table:table-cell>
          <table:table-cell table:style-name="Table1.C4" office:value-type="string">
            <text:p text:style-name="P17"><text:span text:style-name="Strong_20_Emphasis"><text:span text:style-name="T6">TC530</text:span></text:span> – Se connecter sans nom d'usager<text:line-break/><text:line-break/>C/A : (***!*** <text:span text:style-name="Emphasis"><text:span text:style-name="Strong_20_Emphasis"><text:span text:style-name="T6">Veuillez renseigner ce champ</text:span></text:span></text:span>)</text:p>
          </table:table-cell>
        </table:table-row>
        <table:table-row>
          <table:table-cell table:style-name="Table1.A5" office:value-type="string">
            <text:p text:style-name="P16">___</text:p>
          </table:table-cell>
          <table:table-cell table:style-name="Table1.B5" office:value-type="string">
            <text:p text:style-name="P14">___</text:p>
          </table:table-cell>
          <table:table-cell table:style-name="Table1.C5" office:value-type="string">
            <text:p text:style-name="P17"><text:span text:style-name="Strong_20_Emphasis"><text:span text:style-name="T6">TC540</text:span></text:span> – Se connecter avec un mauvais mot de passe<text:line-break/><text:line-break/>C/A : message d'erreur (***Avertissement! Nom d'utilisateur ou mot de passe invalide.***)</text:p>
          </table:table-cell>
        </table:table-row>
        <table:table-row>
          <table:table-cell table:style-name="Table1.A6" office:value-type="string">
            <text:p text:style-name="P16">___</text:p>
          </table:table-cell>
          <table:table-cell table:style-name="Table1.B6" office:value-type="string">
            <text:p text:style-name="P14">___</text:p>
          </table:table-cell>
          <table:table-cell table:style-name="Table1.C6" office:value-type="string">
            <text:p text:style-name="P17"><text:span text:style-name="Strong_20_Emphasis"><text:span text:style-name="T6">TC550</text:span></text:span> – Se connecter avec un mauvais nom d'usager<text:line-break/><text:line-break/>C/A : message d'erreur (***Avertissement! Nom d'utilisateur ou mot de passe invalide.***)</text:p>
          </table:table-cell>
        </table:table-row>
        <table:table-row>
          <table:table-cell table:style-name="Table1.A7" office:value-type="string">
            <text:p text:style-name="P16">___</text:p>
          </table:table-cell>
          <table:table-cell table:style-name="Table1.B7" office:value-type="string">
            <text:p text:style-name="P14">___</text:p>
          </table:table-cell>
          <table:table-cell table:style-name="Table1.C7" office:value-type="string">
            <text:p text:style-name="P17"><text:span text:style-name="Strong_20_Emphasis"><text:span text:style-name="T6">TC551</text:span></text:span> – Se connecter avec les bonnes informations<text:line-break/><text:line-break/>C/A : connexion</text:p>
          </table:table-cell>
        </table:table-row>
      </table:table>
      <text:p text:style-name="P12"><text:span text:style-name="T10">*** Pour tous types de bugs veuillez vous référer à la </text:span><text:span text:style-name="Strong_20_Emphasis"><text:span text:style-name="T8">Procédure D</text:span></text:span></text:p>
      <text:p text:style-name="P30"><text:bookmark text:name="user-content-tc600-interface"/><text:soft-page-break/><text:span text:style-name="Strong_20_Emphasis"><text:span text:style-name="T12">TC600</text:span></text:span><text:span text:style-name="T12"> </text:span><text:span text:style-name="Strong_20_Emphasis"><text:span text:style-name="T12">-</text:span></text:span><text:span text:style-name="T12"> </text:span><text:span text:style-name="Emphasis"><text:span text:style-name="T12">Interface</text:span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23">mtest</text:p>
            </table:table-cell>
            <table:table-cell table:style-name="Table2.A1" office:value-type="string">
              <text:p text:style-name="P23">admin</text:p>
            </table:table-cell>
            <table:table-cell table:style-name="Table2.A1" office:value-type="string">
              <text:p text:style-name="P23">Description</text:p>
            </table:table-cell>
          </table:table-row>
        </table:table-header-rows>
        <table:table-row>
          <table:table-cell table:style-name="Table2.A2" office:value-type="string">
            <text:p text:style-name="P16">___</text:p>
          </table:table-cell>
          <table:table-cell table:style-name="Table2.B2" office:value-type="string">
            <text:p text:style-name="P14">___</text:p>
          </table:table-cell>
          <table:table-cell table:style-name="Table2.C2" office:value-type="string">
            <text:p text:style-name="P17"><text:span text:style-name="Strong_20_Emphasis"><text:span text:style-name="T6">TC610</text:span></text:span> – Vérifier si l'icône MINARCA est bien affichée (barre supérieure du menu et dans l'onglet du navigateur internet)</text:p>
          </table:table-cell>
        </table:table-row>
        <table:table-row>
          <table:table-cell table:style-name="Table2.A3" office:value-type="string">
            <text:p text:style-name="P16">N/A</text:p>
          </table:table-cell>
          <table:table-cell table:style-name="Table2.B3" office:value-type="string">
            <text:p text:style-name="P14">___</text:p>
          </table:table-cell>
          <table:table-cell table:style-name="Table2.C3" office:value-type="string">
            <text:p text:style-name="P17"><text:span text:style-name="Strong_20_Emphasis"><text:span text:style-name="T6">TC620</text:span></text:span> –Dans l'onglet: <text:span text:style-name="Source_20_Text"><text:span text:style-name="T14">Paramètres de l'utilisateur</text:span></text:span>, cliquez sur "<text:span text:style-name="Strong_20_Emphasis"><text:span text:style-name="T6">Actualiser les dépôts</text:span></text:span>". S'assurer que le dépôt nommé "<text:span text:style-name="Strong_20_Emphasis"><text:span text:style-name="T6">data</text:span></text:span>" est affiché dans l'onglet: <text:span text:style-name="Source_20_Text"><text:span text:style-name="T14">Dépôts</text:span></text:span></text:p>
          </table:table-cell>
        </table:table-row>
        <table:table-row>
          <table:table-cell table:style-name="Table2.A4" office:value-type="string">
            <text:p text:style-name="P16">N/A</text:p>
          </table:table-cell>
          <table:table-cell table:style-name="Table2.B4" office:value-type="string">
            <text:p text:style-name="P14">___</text:p>
          </table:table-cell>
          <table:table-cell table:style-name="Table2.C4" office:value-type="string">
            <text:p text:style-name="P17"><text:span text:style-name="Strong_20_Emphasis"><text:span text:style-name="T6">TC630</text:span></text:span> – Parcourir tous les menus et onglets pour s'assurer que tous les informations affichées sont bien traduites en français ou en anglais.</text:p>
          </table:table-cell>
        </table:table-row>
      </table:table>
      <text:p text:style-name="P12"><text:span text:style-name="T10">*** Pour tous types de bugs veuillez vous référer à la </text:span><text:span text:style-name="Strong_20_Emphasis"><text:span text:style-name="T8">Procédure D</text:span></text:span></text:p>
      <text:p text:style-name="P30"><text:bookmark text:name="user-content-tc700-dépôtsfichiers"/><text:span text:style-name="Strong_20_Emphasis"><text:span text:style-name="T12">TC700</text:span></text:span><text:span text:style-name="T12"> </text:span><text:span text:style-name="Strong_20_Emphasis"><text:span text:style-name="T12">-</text:span></text:span><text:span text:style-name="T12"> </text:span><text:span text:style-name="Emphasis"><text:span text:style-name="T12">Dépôts/fichiers</text:span></text:span></text:p>
      <text:p text:style-name="P12"><text:span text:style-name="T10">L'usager </text:span><text:span text:style-name="Source_20_Text"><text:span text:style-name="T13">mtest</text:span></text:span><text:span text:style-name="T10">n'est pas configuré avec des dépôts de test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23">mtest</text:p>
            </table:table-cell>
            <table:table-cell table:style-name="Table3.A1" office:value-type="string">
              <text:p text:style-name="P23">admin</text:p>
            </table:table-cell>
            <table:table-cell table:style-name="Table3.A1" office:value-type="string">
              <text:p text:style-name="P23">Description</text:p>
            </table:table-cell>
          </table:table-row>
        </table:table-header-rows>
        <table:table-row>
          <table:table-cell table:style-name="Table3.A2" office:value-type="string">
            <text:p text:style-name="P16">___</text:p>
          </table:table-cell>
          <table:table-cell table:style-name="Table3.B2" office:value-type="string">
            <text:p text:style-name="P14">___</text:p>
          </table:table-cell>
          <table:table-cell table:style-name="Table3.C2" office:value-type="string">
            <text:p text:style-name="P17"><text:span text:style-name="Strong_20_Emphasis"><text:span text:style-name="T6">TC710</text:span></text:span> – Vérifier que l'utilisation des données est bien affichée</text:p>
          </table:table-cell>
        </table:table-row>
        <table:table-row>
          <table:table-cell table:style-name="Table3.A3" office:value-type="string">
            <text:p text:style-name="P16">___</text:p>
          </table:table-cell>
          <table:table-cell table:style-name="Table3.B3" office:value-type="string">
            <text:p text:style-name="P14">___</text:p>
          </table:table-cell>
          <table:table-cell table:style-name="Table3.C3" office:value-type="string">
            <text:p text:style-name="P17"><text:span text:style-name="Strong_20_Emphasis"><text:span text:style-name="T6">TC720</text:span></text:span> – S'assurer que le quota total du dépôt correspond au plan de l'usager</text:p>
          </table:table-cell>
        </table:table-row>
        <table:table-row>
          <table:table-cell table:style-name="Table3.A4" office:value-type="string">
            <text:p text:style-name="P16">___</text:p>
          </table:table-cell>
          <table:table-cell table:style-name="Table3.B4" office:value-type="string">
            <text:p text:style-name="P14">___</text:p>
          </table:table-cell>
          <table:table-cell table:style-name="Table3.C4" office:value-type="string">
            <text:p text:style-name="P17"><text:span text:style-name="Strong_20_Emphasis"><text:span text:style-name="T6">TC730</text:span></text:span> – S'assurer que la quantité d'espace disponible restante est bien calculée<text:line-break/><text:line-break/>C/A: (espace totale) - (espace utilisée) = (espace disponible)</text:p>
          </table:table-cell>
        </table:table-row>
        <table:table-row>
          <table:table-cell table:style-name="Table3.A5" office:value-type="string">
            <text:p text:style-name="P16">N/A</text:p>
          </table:table-cell>
          <table:table-cell table:style-name="Table3.B5" office:value-type="string">
            <text:p text:style-name="P14">___</text:p>
          </table:table-cell>
          <table:table-cell table:style-name="Table3.C5" office:value-type="string">
            <text:p text:style-name="P17"><text:span text:style-name="Strong_20_Emphasis"><text:span text:style-name="T6">TC735</text:span></text:span> – Entrez dans le dépot et cliquer sur les titres de chaque colonne <text:line-break/><text:line-break/>C/A: Les informations doivent se classés automatiquement</text:p>
          </table:table-cell>
        </table:table-row>
        <table:table-row>
          <table:table-cell table:style-name="Table3.A6" office:value-type="string">
            <text:p text:style-name="P16">N/A</text:p>
          </table:table-cell>
          <table:table-cell table:style-name="Table3.B6" office:value-type="string">
            <text:p text:style-name="P14">___</text:p>
          </table:table-cell>
          <table:table-cell table:style-name="Table3.C6" office:value-type="string">
            <text:p text:style-name="P17"><text:span text:style-name="Strong_20_Emphasis"><text:span text:style-name="T6">TC740</text:span></text:span> – Restaurer un seul fichier du dépôt <text:span text:style-name="Source_20_Text"><text:span text:style-name="T14">data</text:span></text:span><text:line-break/><text:line-break/>C/A: le téléchargement du fichier sélectionné doit s'exécuter</text:p>
          </table:table-cell>
        </table:table-row>
        <table:table-row>
          <table:table-cell table:style-name="Table3.A7" office:value-type="string">
            <text:p text:style-name="P16">N/A</text:p>
          </table:table-cell>
          <table:table-cell table:style-name="Table3.B7" office:value-type="string">
            <text:p text:style-name="P14">___</text:p>
          </table:table-cell>
          <table:table-cell table:style-name="Table3.C7" office:value-type="string">
            <text:p text:style-name="P17"><text:span text:style-name="Strong_20_Emphasis"><text:span text:style-name="T6">TC760</text:span></text:span> – Restaurer le dépôt "<text:span text:style-name="Strong_20_Emphasis"><text:span text:style-name="T6">data</text:span></text:span>" en entier en "<text:span text:style-name="Strong_20_Emphasis"><text:span text:style-name="T6">.ZIP</text:span></text:span>"<text:line-break/><text:line-break/>C/A: le téléchargement du dépôt doit s'exécuter<text:line-break/><text:line-break/><text:soft-page-break/>C/A: vérifier le nom des fichiers dans l'archive.</text:p>
          </table:table-cell>
        </table:table-row>
        <table:table-row>
          <table:table-cell table:style-name="Table3.A8" office:value-type="string">
            <text:p text:style-name="P16">N/A</text:p>
          </table:table-cell>
          <table:table-cell table:style-name="Table3.B8" office:value-type="string">
            <text:p text:style-name="P14">___</text:p>
          </table:table-cell>
          <table:table-cell table:style-name="Table3.C8" office:value-type="string">
            <text:p text:style-name="P17"><text:span text:style-name="Strong_20_Emphasis"><text:span text:style-name="T6">TC761</text:span></text:span> – Restaurer le dépôt "<text:span text:style-name="Strong_20_Emphasis"><text:span text:style-name="T6">data</text:span></text:span>" en entier en "<text:span text:style-name="Strong_20_Emphasis"><text:span text:style-name="T6">.TAR.GZ</text:span></text:span>"<text:line-break/><text:line-break/>C/A: le téléchargement du dépôt doit s'exécuter<text:line-break/><text:line-break/>C/A: vérifier le nom des fichiers dans l'archive.</text:p>
          </table:table-cell>
        </table:table-row>
        <table:table-row>
          <table:table-cell table:style-name="Table3.A9" office:value-type="string">
            <text:p text:style-name="P16">N/A</text:p>
          </table:table-cell>
          <table:table-cell table:style-name="Table3.B9" office:value-type="string">
            <text:p text:style-name="P14">___</text:p>
          </table:table-cell>
          <table:table-cell table:style-name="Table3.C9" office:value-type="string">
            <text:p text:style-name="P17"><text:span text:style-name="Strong_20_Emphasis"><text:span text:style-name="T6">TC762</text:span></text:span> – Restaurer le dépôt "<text:span text:style-name="Strong_20_Emphasis"><text:span text:style-name="T6">data</text:span></text:span>" en entier en "<text:span text:style-name="Strong_20_Emphasis"><text:span text:style-name="T6">.TAR.BZ2</text:span></text:span>"<text:line-break/><text:line-break/>C/A: le téléchargement du dépôt doit s'exécuter<text:line-break/><text:line-break/>C/A: vérifier le nom des fichiers dans l'archive.</text:p>
          </table:table-cell>
        </table:table-row>
        <table:table-row>
          <table:table-cell table:style-name="Table3.A10" office:value-type="string">
            <text:p text:style-name="P16">N/A</text:p>
          </table:table-cell>
          <table:table-cell table:style-name="Table3.B10" office:value-type="string">
            <text:p text:style-name="P14">___</text:p>
          </table:table-cell>
          <table:table-cell table:style-name="Table3.C10" office:value-type="string">
            <text:p text:style-name="P17"><text:span text:style-name="Strong_20_Emphasis"><text:span text:style-name="T6">TC770</text:span></text:span> – Dans le dépôt: <text:span text:style-name="Source_20_Text"><text:span text:style-name="T14">testcases</text:span></text:span>, vérifiez que l'historique est affiché</text:p>
          </table:table-cell>
        </table:table-row>
        <table:table-row>
          <table:table-cell table:style-name="Table3.A11" office:value-type="string">
            <text:p text:style-name="P16">N/A</text:p>
          </table:table-cell>
          <table:table-cell table:style-name="Table3.B11" office:value-type="string">
            <text:p text:style-name="P14">___</text:p>
          </table:table-cell>
          <table:table-cell table:style-name="Table3.C11" office:value-type="string">
            <text:p text:style-name="P17"><text:span text:style-name="Strong_20_Emphasis"><text:span text:style-name="T6">TC771</text:span></text:span> – Vérifier que le bouton "<text:span text:style-name="Strong_20_Emphasis"><text:span text:style-name="T6">Afficher plus</text:span></text:span>" fonctionne correctement<text:line-break/><text:line-break/>C/A: Vous verrez s'afficher plus d'éléments dans l'historique</text:p>
          </table:table-cell>
        </table:table-row>
        <table:table-row>
          <table:table-cell table:style-name="Table3.A12" office:value-type="string">
            <text:p text:style-name="P16">N/A</text:p>
          </table:table-cell>
          <table:table-cell table:style-name="Table3.B12" office:value-type="string">
            <text:p text:style-name="P14">___</text:p>
          </table:table-cell>
          <table:table-cell table:style-name="Table3.C12" office:value-type="string">
            <text:p text:style-name="P17"><text:span text:style-name="Strong_20_Emphasis"><text:span text:style-name="T6">TC772</text:span></text:span> – Ouvrir le dépôt <text:span text:style-name="Strong_20_Emphasis"><text:span text:style-name="T6">"Broker-repo"</text:span></text:span> <text:line-break/><text:line-break/>C/A: Un message d'erreur dans le haut de la page est affiché<text:line-break/><text:line-break/>C/A: Impossible de télécharger les fichiers incomplets<text:line-break/><text:line-break/>C/A: Les dates de révisions sont indisponibles</text:p>
          </table:table-cell>
        </table:table-row>
        <table:table-row>
          <table:table-cell table:style-name="Table3.A13" office:value-type="string">
            <text:p text:style-name="P16">N/A</text:p>
          </table:table-cell>
          <table:table-cell table:style-name="Table3.B13" office:value-type="string">
            <text:p text:style-name="P14">___</text:p>
          </table:table-cell>
          <table:table-cell table:style-name="Table3.C13" office:value-type="string">
            <text:p text:style-name="P17"><text:span text:style-name="Strong_20_Emphasis"><text:span text:style-name="T6">TC780</text:span></text:span> – Dans l'onglet "<text:span text:style-name="Strong_20_Emphasis"><text:span text:style-name="T6">Paramètres</text:span></text:span>" du dépôt <text:span text:style-name="Source_20_Text"><text:span text:style-name="T14">data</text:span></text:span>, modifier l'encodage "<text:span text:style-name="Strong_20_Emphasis"><text:span text:style-name="T6">UTF_8</text:span></text:span>*" par "<text:span text:style-name="Strong_20_Emphasis"><text:span text:style-name="T6">cp1252</text:span></text:span>"<text:line-break/><text:line-break/>C/A: Le message "*<text:span text:style-name="Emphasis">Mis à jour</text:span>" s'affichera<text:line-break/><text:line-break/>C/A: Dans l'onglet "Fichiers" les caractères spéciaux vont avoir été modifiés</text:p>
          </table:table-cell>
        </table:table-row>
        <table:table-row>
          <table:table-cell table:style-name="Table3.A14" office:value-type="string">
            <text:p text:style-name="P16">N/A</text:p>
          </table:table-cell>
          <table:table-cell table:style-name="Table3.B14" office:value-type="string">
            <text:p text:style-name="P14">___</text:p>
          </table:table-cell>
          <table:table-cell table:style-name="Table3.C14" office:value-type="string">
            <text:p text:style-name="P17"><text:span text:style-name="Strong_20_Emphasis"><text:span text:style-name="T6">TC790</text:span></text:span> – Restaurer le répertoire "<text:span text:style-name="Strong_20_Emphasis"><text:span text:style-name="T6">Data</text:span></text:span>" et s'assurer que l'encodage a été modifié aussi dans le "<text:span text:style-name="Strong_20_Emphasis"><text:span text:style-name="T6">.ZIP</text:span></text:span>" le "<text:span text:style-name="Strong_20_Emphasis"><text:span text:style-name="T6">.TAR.GZ</text:span></text:span>" et le "<text:span text:style-name="Strong_20_Emphasis"><text:span text:style-name="T6">.TAR.BZ2</text:span></text:span>"<text:line-break/><text:line-break/>C/A: L'encodage des fichiers contenus dans les répertoires téléchargés a été modifié également</text:p>
          </table:table-cell>
        </table:table-row>
        <text:soft-page-break/>
        <table:table-row>
          <table:table-cell table:style-name="Table3.A15" office:value-type="string">
            <text:p text:style-name="P16">N/A</text:p>
          </table:table-cell>
          <table:table-cell table:style-name="Table3.B15" office:value-type="string">
            <text:p text:style-name="P14">___</text:p>
          </table:table-cell>
          <table:table-cell table:style-name="Table3.C15" office:value-type="string">
            <text:p text:style-name="P17"><text:span text:style-name="Strong_20_Emphasis"><text:span text:style-name="T6">TC795</text:span></text:span> – Dans la section: <text:span text:style-name="Source_20_Text"><text:span text:style-name="T14">Dépôts</text:span></text:span>, vérifiez l'ordre des dates de révisions"<text:line-break/><text:line-break/>C/A: L'ordre des dates de révisions doit être en ordre chronologique</text:p>
          </table:table-cell>
        </table:table-row>
        <table:table-row>
          <table:table-cell table:style-name="Table3.A16" office:value-type="string">
            <text:p text:style-name="P16">N/A</text:p>
          </table:table-cell>
          <table:table-cell table:style-name="Table3.B16" office:value-type="string">
            <text:p text:style-name="P14">___</text:p>
          </table:table-cell>
          <table:table-cell table:style-name="Table3.C16" office:value-type="string">
            <text:p text:style-name="P17"><text:span text:style-name="Strong_20_Emphasis"><text:span text:style-name="T6">TC796</text:span></text:span> – Dans la section "<text:span text:style-name="Strong_20_Emphasis"><text:span text:style-name="T6">Paramètres</text:span></text:span>", supprimer le dépôt "<text:span text:style-name="Strong_20_Emphasis"><text:span text:style-name="T6">testcases</text:span></text:span> avec une mauvaise confirmation"<text:line-break/><text:line-break/>C/A: Message "<text:span text:style-name="Strong_20_Emphasis"><text:span text:style-name="T6">Veuillez fournir encore la même valeur.</text:span></text:span>" s'affichera</text:p>
          </table:table-cell>
        </table:table-row>
        <table:table-row>
          <table:table-cell table:style-name="Table3.A17" office:value-type="string">
            <text:p text:style-name="P16">N/A</text:p>
          </table:table-cell>
          <table:table-cell table:style-name="Table3.B17" office:value-type="string">
            <text:p text:style-name="P14">___</text:p>
          </table:table-cell>
          <table:table-cell table:style-name="Table3.C17" office:value-type="string">
            <text:p text:style-name="P17"><text:span text:style-name="Strong_20_Emphasis"><text:span text:style-name="T6">TC797</text:span></text:span> – Dans la section "<text:span text:style-name="Strong_20_Emphasis"><text:span text:style-name="T6">Paramètres</text:span></text:span>", supprimer le dépôt "<text:span text:style-name="Strong_20_Emphasis"><text:span text:style-name="T6">testcases</text:span></text:span>"<text:line-break/><text:line-break/>C/A: Une fenêtre s'affichera pour confirmer la suppression du dépôt<text:line-break/><text:line-break/>C/A: Vous serez redirigé vers la fenêtre "<text:span text:style-name="Strong_20_Emphasis"><text:span text:style-name="T6">Dépots</text:span></text:span>"</text:p>
          </table:table-cell>
        </table:table-row>
      </table:table>
      <text:p text:style-name="P12"><text:span text:style-name="T10">*** Pour tous types de bugs veuillez vous référer à la </text:span><text:span text:style-name="Strong_20_Emphasis"><text:span text:style-name="T8">Procédure D</text:span></text:span></text:p>
      <text:p text:style-name="P30"><text:bookmark text:name="user-content-tc800-paramètres-de-lutilisateur-onglet-profil"/><text:span text:style-name="Strong_20_Emphasis"><text:span text:style-name="T12">TC800</text:span></text:span><text:span text:style-name="T12"> </text:span><text:span text:style-name="Strong_20_Emphasis"><text:span text:style-name="T12">-</text:span></text:span><text:span text:style-name="T12"> </text:span><text:span text:style-name="Emphasis"><text:span text:style-name="T12">Paramètres de l'utilisateur (onglet Profil)</text:span>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P23">mtest</text:p>
            </table:table-cell>
            <table:table-cell table:style-name="Table4.A1" office:value-type="string">
              <text:p text:style-name="P23">admin</text:p>
            </table:table-cell>
            <table:table-cell table:style-name="Table4.A1" office:value-type="string">
              <text:p text:style-name="P23">Description</text:p>
            </table:table-cell>
          </table:table-row>
        </table:table-header-rows>
        <table:table-row>
          <table:table-cell table:style-name="Table4.A2" office:value-type="string">
            <text:p text:style-name="P16">___</text:p>
          </table:table-cell>
          <table:table-cell table:style-name="Table4.B2" office:value-type="string">
            <text:p text:style-name="P14">N/A</text:p>
          </table:table-cell>
          <table:table-cell table:style-name="Table4.C2" office:value-type="string">
            <text:p text:style-name="P17"><text:span text:style-name="Strong_20_Emphasis"><text:span text:style-name="T6">TC810</text:span></text:span> – Vérifier que l'adresse courriel est bien affichée<text:line-break/><text:line-break/>C/A: Pour "<text:span text:style-name="Strong_20_Emphasis"><text:span text:style-name="T6">MTEST</text:span></text:span>" l'adresse courriel affichée doit être "<text:a xlink:type="simple" xlink:href="mailto:mtest@mtest.com" text:style-name="Internet_20_link" text:visited-style-name="Visited_20_Internet_20_Link"><text:span text:style-name="Strong_20_Emphasis"><text:span text:style-name="T15">mtest@mtest.com</text:span></text:span></text:a>"</text:p>
          </table:table-cell>
        </table:table-row>
        <table:table-row>
          <table:table-cell table:style-name="Table4.A3" office:value-type="string">
            <text:p text:style-name="P16">___</text:p>
          </table:table-cell>
          <table:table-cell table:style-name="Table4.B3" office:value-type="string">
            <text:p text:style-name="P14">___</text:p>
          </table:table-cell>
          <table:table-cell table:style-name="Table4.C3" office:value-type="string">
            <text:p text:style-name="P17"><text:span text:style-name="Strong_20_Emphasis"><text:span text:style-name="T6">TC820</text:span></text:span> – Modifier l'adresse courriel (remplacer par votre adresse courriel)<text:line-break/><text:line-break/>C/A: Le message "<text:span text:style-name="Strong_20_Emphasis"><text:span text:style-name="T6">Bravo! Profil mis à jour avec succès.</text:span></text:span>" s'affichera<text:line-break/><text:line-break/>C/A: Vous devez recevoir un courriel de confirmation sur votre boîte.</text:p>
          </table:table-cell>
        </table:table-row>
        <table:table-row>
          <table:table-cell table:style-name="Table4.A4" office:value-type="string">
            <text:p text:style-name="P16">___</text:p>
          </table:table-cell>
          <table:table-cell table:style-name="Table4.B4" office:value-type="string">
            <text:p text:style-name="P14">___</text:p>
          </table:table-cell>
          <table:table-cell table:style-name="Table4.C4" office:value-type="string">
            <text:p text:style-name="P17"><text:span text:style-name="Strong_20_Emphasis"><text:span text:style-name="T6">TC830</text:span></text:span> – Essayer de modifier le mot de passe en utilisant le mauvais "<text:span text:style-name="Strong_20_Emphasis"><text:span text:style-name="T6">mot de passe actuel</text:span></text:span>"<text:line-break/><text:line-break/>C/A: Le message "<text:span text:style-name="Strong_20_Emphasis"><text:span text:style-name="T6">Erreur! Mot de passe invalide</text:span></text:span>" s'affichera</text:p>
          </table:table-cell>
        </table:table-row>
        <table:table-row>
          <table:table-cell table:style-name="Table4.A5" office:value-type="string">
            <text:p text:style-name="P16">___</text:p>
          </table:table-cell>
          <table:table-cell table:style-name="Table4.B5" office:value-type="string">
            <text:p text:style-name="P14">___</text:p>
          </table:table-cell>
          <table:table-cell table:style-name="Table4.C5" office:value-type="string">
            <text:p text:style-name="P17"><text:span text:style-name="Strong_20_Emphasis"><text:span text:style-name="T6">TC840</text:span></text:span> – Essayer de modifier le mot de passe avec le "<text:span text:style-name="Strong_20_Emphasis"><text:span text:style-name="T6">mot de passe actuel</text:span></text:span>" vide<text:line-break/><text:line-break/>C/A: Le message "<text:span text:style-name="Strong_20_Emphasis"><text:span text:style-name="T6">Ce champ est obligatoire</text:span></text:span>" s'affichera</text:p>
          </table:table-cell>
        </table:table-row>
        <text:soft-page-break/>
        <table:table-row>
          <table:table-cell table:style-name="Table4.A6" office:value-type="string">
            <text:p text:style-name="P16">___</text:p>
          </table:table-cell>
          <table:table-cell table:style-name="Table4.B6" office:value-type="string">
            <text:p text:style-name="P14">___</text:p>
          </table:table-cell>
          <table:table-cell table:style-name="Table4.C6" office:value-type="string">
            <text:p text:style-name="P17"><text:span text:style-name="Strong_20_Emphasis"><text:span text:style-name="T6">TC850</text:span></text:span> – Essayer de modifier le mot de passe avec confirmation vide<text:line-break/><text:line-break/>C/A: Le message "<text:span text:style-name="Strong_20_Emphasis"><text:span text:style-name="T6">Ce champ est obligatoire</text:span></text:span>" s'affichera</text:p>
          </table:table-cell>
        </table:table-row>
        <table:table-row>
          <table:table-cell table:style-name="Table4.A7" office:value-type="string">
            <text:p text:style-name="P16">___</text:p>
          </table:table-cell>
          <table:table-cell table:style-name="Table4.B7" office:value-type="string">
            <text:p text:style-name="P14">___</text:p>
          </table:table-cell>
          <table:table-cell table:style-name="Table4.C7" office:value-type="string">
            <text:p text:style-name="P17"><text:span text:style-name="Strong_20_Emphasis"><text:span text:style-name="T6">TC860</text:span></text:span> – Essayer de modifier le mot de passe avec deux confirmations différentes<text:line-break/><text:line-break/>C/A: Le message "<text:span text:style-name="Strong_20_Emphasis"><text:span text:style-name="T6">Veuillez fournir encore la même valeur.</text:span></text:span>" s'affichera</text:p>
          </table:table-cell>
        </table:table-row>
        <table:table-row>
          <table:table-cell table:style-name="Table4.A8" office:value-type="string">
            <text:p text:style-name="P16">___</text:p>
          </table:table-cell>
          <table:table-cell table:style-name="Table4.B8" office:value-type="string">
            <text:p text:style-name="P14">___</text:p>
          </table:table-cell>
          <table:table-cell table:style-name="Table4.C8" office:value-type="string">
            <text:p text:style-name="P17"><text:span text:style-name="Strong_20_Emphasis"><text:span text:style-name="T6">TC870</text:span></text:span> – Modifier le mot de passe actuel<text:line-break/><text:line-break/>C/A: Le message "<text:span text:style-name="Strong_20_Emphasis"><text:span text:style-name="T6">Bravo! Le mot de passe a été mis à jour avec succès</text:span></text:span>" s'affichera<text:line-break/><text:line-break/>C/A: Vous recevrez une confirmation du changement de mot de passe par courriel</text:p>
          </table:table-cell>
        </table:table-row>
        <table:table-row>
          <table:table-cell table:style-name="Table4.A9" office:value-type="string">
            <text:p text:style-name="P16">___</text:p>
          </table:table-cell>
          <table:table-cell table:style-name="Table4.B9" office:value-type="string">
            <text:p text:style-name="P14">___</text:p>
          </table:table-cell>
          <table:table-cell table:style-name="Table4.C9" office:value-type="string">
            <text:p text:style-name="P17"><text:span text:style-name="Strong_20_Emphasis"><text:span text:style-name="T6">TC880</text:span></text:span> – Se déconnecter et se reconnecter avec l'ancien mot de passe<text:line-break/><text:line-break/>C/A: Le message d'erreur "<text:span text:style-name="Strong_20_Emphasis"><text:span text:style-name="T6">Avertissement! Nom d'utilisateur ou mot de passe invalide.</text:span></text:span>" s'affichera</text:p>
          </table:table-cell>
        </table:table-row>
        <table:table-row>
          <table:table-cell table:style-name="Table4.A10" office:value-type="string">
            <text:p text:style-name="P16">___</text:p>
          </table:table-cell>
          <table:table-cell table:style-name="Table4.B10" office:value-type="string">
            <text:p text:style-name="P14">___</text:p>
          </table:table-cell>
          <table:table-cell table:style-name="Table4.C10" office:value-type="string">
            <text:p text:style-name="P17"><text:span text:style-name="Strong_20_Emphasis"><text:span text:style-name="T6">TC881</text:span></text:span> – Se connecter avec le nouveau mot de passe<text:line-break/><text:line-break/>C/A: connexion</text:p>
          </table:table-cell>
        </table:table-row>
      </table:table>
      <text:p text:style-name="P12"><text:span text:style-name="T10">*** Pour tous types de bugs veuillez vous référer à la </text:span><text:span text:style-name="Strong_20_Emphasis"><text:span text:style-name="T8">Procédure D</text:span></text:span></text:p>
      <text:p text:style-name="P30"><text:bookmark text:name="user-content-tc900-paramètres-de-lutilisateur-clés-ssh"/><text:span text:style-name="Strong_20_Emphasis"><text:span text:style-name="T12">TC900</text:span></text:span><text:span text:style-name="T12"> </text:span><text:span text:style-name="Strong_20_Emphasis"><text:span text:style-name="T12">-</text:span></text:span><text:span text:style-name="T12"> </text:span><text:span text:style-name="Emphasis"><text:span text:style-name="T12">Paramètres de l'utilisateur (Clés SSH)</text:span>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P23">mtest</text:p>
            </table:table-cell>
            <table:table-cell table:style-name="Table5.A1" office:value-type="string">
              <text:p text:style-name="P23">admin</text:p>
            </table:table-cell>
            <table:table-cell table:style-name="Table5.A1" office:value-type="string">
              <text:p text:style-name="P23">Description</text:p>
            </table:table-cell>
          </table:table-row>
        </table:table-header-rows>
        <table:table-row>
          <table:table-cell table:style-name="Table5.A2" office:value-type="string">
            <text:p text:style-name="P16">___</text:p>
          </table:table-cell>
          <table:table-cell table:style-name="Table5.B2" office:value-type="string">
            <text:p text:style-name="P14">N/A</text:p>
          </table:table-cell>
          <table:table-cell table:style-name="Table5.C2" office:value-type="string">
            <text:p text:style-name="P17"><text:span text:style-name="Strong_20_Emphasis"><text:span text:style-name="T6">TC910</text:span></text:span> – Ajouter une clé SSH sans titre (se référer à la Procédure C pour générer la clé SSH)<text:line-break/><text:line-break/>C/A: La clé doit s'ajouter avec un titre par défaut</text:p>
          </table:table-cell>
        </table:table-row>
        <table:table-row>
          <table:table-cell table:style-name="Table5.A3" office:value-type="string">
            <text:p text:style-name="P16">___</text:p>
          </table:table-cell>
          <table:table-cell table:style-name="Table5.B3" office:value-type="string">
            <text:p text:style-name="P14">N/A</text:p>
          </table:table-cell>
          <table:table-cell table:style-name="Table5.C3" office:value-type="string">
            <text:p text:style-name="P17"><text:span text:style-name="Strong_20_Emphasis"><text:span text:style-name="T6">TC920</text:span></text:span> – Ajouter de nouveau la même clé SSH<text:line-break/><text:line-break/>C/A: Message "<text:span text:style-name="Strong_20_Emphasis"><text:span text:style-name="T6">Avertissement! La clé SSH existe déjà</text:span></text:span>"</text:p>
          </table:table-cell>
        </table:table-row>
        <text:soft-page-break/>
        <table:table-row>
          <table:table-cell table:style-name="Table5.A4" office:value-type="string">
            <text:p text:style-name="P16">___</text:p>
          </table:table-cell>
          <table:table-cell table:style-name="Table5.B4" office:value-type="string">
            <text:p text:style-name="P14">N/A</text:p>
          </table:table-cell>
          <table:table-cell table:style-name="Table5.C4" office:value-type="string">
            <text:p text:style-name="P17"><text:span text:style-name="Strong_20_Emphasis"><text:span text:style-name="T6">TC930</text:span></text:span> – Ajouter une clé SSH erronée<text:line-break/><text:line-break/>C/A: Message "<text:span text:style-name="Strong_20_Emphasis"><text:span text:style-name="T6">Avertissement! Votre clé est invalide</text:span></text:span>" s'affichera</text:p>
          </table:table-cell>
        </table:table-row>
        <table:table-row>
          <table:table-cell table:style-name="Table5.A5" office:value-type="string">
            <text:p text:style-name="P16">___</text:p>
          </table:table-cell>
          <table:table-cell table:style-name="Table5.B5" office:value-type="string">
            <text:p text:style-name="P14">N/A</text:p>
          </table:table-cell>
          <table:table-cell table:style-name="Table5.C5" office:value-type="string">
            <text:p text:style-name="P17"><text:span text:style-name="Strong_20_Emphasis"><text:span text:style-name="T6">TC940</text:span></text:span> – Supprimer la clé existante<text:line-break/><text:line-break/>C/A: Une boîte de confirmation apparaîtra<text:line-break/><text:line-break/>C/A: La clé sera supprimée</text:p>
          </table:table-cell>
        </table:table-row>
        <table:table-row>
          <table:table-cell table:style-name="Table5.A6" office:value-type="string">
            <text:p text:style-name="P16">___</text:p>
          </table:table-cell>
          <table:table-cell table:style-name="Table5.B6" office:value-type="string">
            <text:p text:style-name="P14">N/A</text:p>
          </table:table-cell>
          <table:table-cell table:style-name="Table5.C6" office:value-type="string">
            <text:p text:style-name="P17"><text:span text:style-name="Strong_20_Emphasis"><text:span text:style-name="T6">TC950</text:span></text:span> – Ajouter une clé SSH avec un titre<text:line-break/><text:line-break/>C/A: La clé doit s'ajouter avec le titre indiqué</text:p>
          </table:table-cell>
        </table:table-row>
      </table:table>
      <text:p text:style-name="P18"><text:span text:style-name="Strong_20_Emphasis"><text:span text:style-name="T12">*** Pour tous types de bugs veuillez vous référer à la Procédure D</text:span></text:span></text:p>
      <text:p text:style-name="P30"><text:bookmark text:name="user-content-tc1000-espace-administrateur"/><text:span text:style-name="Strong_20_Emphasis"><text:span text:style-name="T12">TC1000</text:span></text:span><text:span text:style-name="T12"> </text:span><text:span text:style-name="Strong_20_Emphasis"><text:span text:style-name="T12">-</text:span></text:span><text:span text:style-name="T12"> </text:span><text:span text:style-name="Emphasis"><text:span text:style-name="T12">Espace administrateur</text:span>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P23">mtest</text:p>
            </table:table-cell>
            <table:table-cell table:style-name="Table6.A1" office:value-type="string">
              <text:p text:style-name="P23">admin</text:p>
            </table:table-cell>
            <table:table-cell table:style-name="Table6.A1" office:value-type="string">
              <text:p text:style-name="P23">Description</text:p>
            </table:table-cell>
          </table:table-row>
        </table:table-header-rows>
        <table:table-row>
          <table:table-cell table:style-name="Table6.A2" office:value-type="string">
            <text:p text:style-name="P16">N/A</text:p>
          </table:table-cell>
          <table:table-cell table:style-name="Table6.B2" office:value-type="string">
            <text:p text:style-name="P14">___</text:p>
          </table:table-cell>
          <table:table-cell table:style-name="Table6.C2" office:value-type="string">
            <text:p text:style-name="P17"><text:span text:style-name="Strong_20_Emphasis"><text:span text:style-name="T6">TC1010</text:span></text:span> – Changer le courriel de l'usager "<text:span text:style-name="Strong_20_Emphasis"><text:span text:style-name="T6">MTEST</text:span></text:span>" par votre adresse courriel<text:line-break/><text:line-break/>C/A: Message "<text:span text:style-name="Strong_20_Emphasis"><text:span text:style-name="T6">Bravo! Information utilisateur modifié avec succès</text:span></text:span>" <text:line-break/><text:line-break/>C/A: La modification s'affichera sous l'onglet "<text:span text:style-name="Strong_20_Emphasis"><text:span text:style-name="T6">Utilisateurs</text:span></text:span>" <text:line-break/><text:line-break/>C/A: Vous recevrez un message de confirmation par courriel</text:p>
          </table:table-cell>
        </table:table-row>
        <table:table-row>
          <table:table-cell table:style-name="Table6.A3" office:value-type="string">
            <text:p text:style-name="P16">N/A</text:p>
          </table:table-cell>
          <table:table-cell table:style-name="Table6.B3" office:value-type="string">
            <text:p text:style-name="P14">___</text:p>
          </table:table-cell>
          <table:table-cell table:style-name="Table6.C3" office:value-type="string">
            <text:p text:style-name="P17"><text:span text:style-name="Strong_20_Emphasis"><text:span text:style-name="T6">TC1020</text:span></text:span> – Changer le mot de passe de l'usager "<text:span text:style-name="Strong_20_Emphasis"><text:span text:style-name="T6">MTEST</text:span></text:span>"<text:line-break/><text:line-break/>C/A: Message "<text:span text:style-name="Strong_20_Emphasis"><text:span text:style-name="T6">Erreur! Une erreur LDAP s'est produite</text:span></text:span>" s'affichera</text:p>
          </table:table-cell>
        </table:table-row>
        <table:table-row>
          <table:table-cell table:style-name="Table6.A4" office:value-type="string">
            <text:p text:style-name="P16">N/A</text:p>
          </table:table-cell>
          <table:table-cell table:style-name="Table6.B4" office:value-type="string">
            <text:p text:style-name="P14">___</text:p>
          </table:table-cell>
          <table:table-cell table:style-name="Table6.C4" office:value-type="string">
            <text:p text:style-name="P17"><text:span text:style-name="Strong_20_Emphasis"><text:span text:style-name="T6">TC1030</text:span></text:span> – Créer un nouvel usager<text:line-break/><text:line-break/>C/A: Message "<text:span text:style-name="Strong_20_Emphasis"><text:span text:style-name="T6">Bravo! Nouvel usager ajouté avec succès</text:span></text:span>" s'affichera<text:line-break/><text:line-break/>C/A: Le nouvel usager apparaîtra dans l'espace "<text:span text:style-name="Strong_20_Emphasis"><text:span text:style-name="T6">Utilisateurs</text:span></text:span>"</text:p>
          </table:table-cell>
        </table:table-row>
        <table:table-row>
          <table:table-cell table:style-name="Table6.A5" office:value-type="string">
            <text:p text:style-name="P16">N/A</text:p>
          </table:table-cell>
          <table:table-cell table:style-name="Table6.B5" office:value-type="string">
            <text:p text:style-name="P14">___</text:p>
          </table:table-cell>
          <table:table-cell table:style-name="Table6.C5" office:value-type="string">
            <text:p text:style-name="P17"><text:span text:style-name="Strong_20_Emphasis"><text:span text:style-name="T6">TC1040</text:span></text:span> – Supprimer un usager existant<text:line-break/><text:line-break/>C/A: Une boîte de confirmation de suppression s'affichera<text:line-break/><text:soft-page-break/><text:line-break/>C/A: Message "<text:span text:style-name="Strong_20_Emphasis"><text:span text:style-name="T6">Bravo! L'usager a été supprimé</text:span></text:span>" s'affichera<text:line-break/><text:line-break/>C/A: L'usager supprimé n'apparaîtra plus dans l'espace "<text:span text:style-name="Strong_20_Emphasis"><text:span text:style-name="T6">Utilisateurs</text:span></text:span>"</text:p>
          </table:table-cell>
        </table:table-row>
        <table:table-row>
          <table:table-cell table:style-name="Table6.A6" office:value-type="string">
            <text:p text:style-name="P16">N/A</text:p>
          </table:table-cell>
          <table:table-cell table:style-name="Table6.B6" office:value-type="string">
            <text:p text:style-name="P14">___</text:p>
          </table:table-cell>
          <table:table-cell table:style-name="Table6.C6" office:value-type="string">
            <text:p text:style-name="P17"><text:span text:style-name="Strong_20_Emphasis"><text:span text:style-name="T6">TC1050</text:span></text:span> – Vérifier les permissions de l'usager (suivre la "<text:span text:style-name="Strong_20_Emphasis"><text:span text:style-name="T6">Procédure B</text:span></text:span>")<text:line-break/><text:line-break/>C/A: La permission de l'usager "<text:span text:style-name="Strong_20_Emphasis"><text:span text:style-name="T6">MTEST</text:span></text:span>" doit être : <text:span text:style-name="Source_20_Text"><text:span text:style-name="T14">drwx~~~~~~</text:span></text:span></text:p>
          </table:table-cell>
        </table:table-row>
      </table:table>
      <text:p text:style-name="P10">Appliquez la procédure XXX pour changer le quota de l'usager MTEST et vérifier que le changement a bien été fait</text:p>
      <text:p text:style-name="P12"><text:span text:style-name="T10">*** Pour tous types de bugs veuillez vous référer à la </text:span><text:span text:style-name="Strong_20_Emphasis"><text:span text:style-name="T8">Procédure D</text:span></text:span></text:p>
      <text:p text:style-name="P13">**Batterie de test pour le client Minarca** ------------</text:p>
      <text:p text:style-name="P10">C/A client = Comportement attendu sur le client Minarca C/A web = Comportement attendu sur l'interface web</text:p>
      <text:p text:style-name="P30"><text:bookmark text:name="user-content-tc1100-authentification-de-lusager"/><text:span text:style-name="Strong_20_Emphasis"><text:span text:style-name="T12">TC1100</text:span></text:span><text:span text:style-name="T12"> </text:span><text:span text:style-name="Strong_20_Emphasis"><text:span text:style-name="T12">-</text:span></text:span><text:span text:style-name="T12"> </text:span><text:span text:style-name="Emphasis"><text:span text:style-name="T12">Authentification de l'usager</text:span>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7.A1" office:value-type="string">
              <text:p text:style-name="P25">WINXP-FR</text:p>
            </table:table-cell>
            <table:table-cell table:style-name="Table7.A1" office:value-type="string">
              <text:p text:style-name="P21">WIN7-FR</text:p>
            </table:table-cell>
            <table:table-cell table:style-name="Table7.A1" office:value-type="string">
              <text:p text:style-name="P21">WIN10-AN</text:p>
            </table:table-cell>
            <table:table-cell table:style-name="Table7.A1" office:value-type="string">
              <text:p text:style-name="P21">DEBIAN</text:p>
            </table:table-cell>
            <table:table-cell table:style-name="Table7.A1" office:value-type="string">
              <text:p text:style-name="P20">Description</text:p>
            </table:table-cell>
          </table:table-row>
        </table:table-header-rows>
        <table:table-row>
          <table:table-cell table:style-name="Table7.A2" office:value-type="string">
            <text:p text:style-name="P16">___</text:p>
          </table:table-cell>
          <table:table-cell table:style-name="Table7.B2" office:value-type="string">
            <text:p text:style-name="P14">___</text:p>
          </table:table-cell>
          <table:table-cell table:style-name="Table7.C2" office:value-type="string">
            <text:p text:style-name="P14">___</text:p>
          </table:table-cell>
          <table:table-cell table:style-name="Table7.D2" office:value-type="string">
            <text:p text:style-name="P14">___</text:p>
          </table:table-cell>
          <table:table-cell table:style-name="Table7.E2" office:value-type="string">
            <text:p text:style-name="P17"><text:span text:style-name="Strong_20_Emphasis"><text:span text:style-name="T6">TC1110</text:span></text:span> – Vérifier le lien vers la souscription<text:line-break/><text:line-break/><text:span text:style-name="Strong_20_Emphasis"><text:span text:style-name="T6">C/A web:</text:span></text:span> Votre navigateur internet s'ouvrira sur la page de souscription</text:p>
          </table:table-cell>
        </table:table-row>
        <table:table-row>
          <table:table-cell table:style-name="Table7.A3" office:value-type="string">
            <text:p text:style-name="P16">___</text:p>
          </table:table-cell>
          <table:table-cell table:style-name="Table7.B3" office:value-type="string">
            <text:p text:style-name="P14">___</text:p>
          </table:table-cell>
          <table:table-cell table:style-name="Table7.C3" office:value-type="string">
            <text:p text:style-name="P14">___</text:p>
          </table:table-cell>
          <table:table-cell table:style-name="Table7.D3" office:value-type="string">
            <text:p text:style-name="P14">___</text:p>
          </table:table-cell>
          <table:table-cell table:style-name="Table7.E3" office:value-type="string">
            <text:p text:style-name="P17"><text:span text:style-name="Strong_20_Emphasis"><text:span text:style-name="T6">TC1120</text:span></text:span> – Se connecter sans nom d'usager<text:line-break/><text:line-break/><text:span text:style-name="Strong_20_Emphasis"><text:span text:style-name="T6">C/A client:</text:span></text:span> Message (***Vous devez avoir un nom d'utilisateur.***) s'affichera.</text:p>
          </table:table-cell>
        </table:table-row>
        <table:table-row>
          <table:table-cell table:style-name="Table7.A4" office:value-type="string">
            <text:p text:style-name="P16">___</text:p>
          </table:table-cell>
          <table:table-cell table:style-name="Table7.B4" office:value-type="string">
            <text:p text:style-name="P14">___</text:p>
          </table:table-cell>
          <table:table-cell table:style-name="Table7.C4" office:value-type="string">
            <text:p text:style-name="P14">___</text:p>
          </table:table-cell>
          <table:table-cell table:style-name="Table7.D4" office:value-type="string">
            <text:p text:style-name="P14">___</text:p>
          </table:table-cell>
          <table:table-cell table:style-name="Table7.E4" office:value-type="string">
            <text:p text:style-name="P17"><text:span text:style-name="Strong_20_Emphasis"><text:span text:style-name="T6">TC1130</text:span></text:span> – Se connecter avec un mauvais mot de passe<text:line-break/><text:line-break/><text:span text:style-name="Strong_20_Emphasis"><text:span text:style-name="T6">C/A client:</text:span></text:span> Message (***Nom d'utilisateur ou mot de passe invalide.***) s'affichera</text:p>
          </table:table-cell>
        </table:table-row>
        <text:soft-page-break/>
        <table:table-row>
          <table:table-cell table:style-name="Table7.A5" office:value-type="string">
            <text:p text:style-name="P16">___</text:p>
          </table:table-cell>
          <table:table-cell table:style-name="Table7.B5" office:value-type="string">
            <text:p text:style-name="P14">___</text:p>
          </table:table-cell>
          <table:table-cell table:style-name="Table7.C5" office:value-type="string">
            <text:p text:style-name="P14">___</text:p>
          </table:table-cell>
          <table:table-cell table:style-name="Table7.D5" office:value-type="string">
            <text:p text:style-name="P14">___</text:p>
          </table:table-cell>
          <table:table-cell table:style-name="Table7.E5" office:value-type="string">
            <text:p text:style-name="P17"><text:span text:style-name="Strong_20_Emphasis"><text:span text:style-name="T6">TC1140</text:span></text:span> – Se connecter avec un mauvais nom d'usager<text:line-break/><text:line-break/><text:span text:style-name="Strong_20_Emphasis"><text:span text:style-name="T6">C/A client:</text:span></text:span> Message (***Nom d'utilisateur ou mot de passe invalide.***) s'affichera</text:p>
          </table:table-cell>
        </table:table-row>
        <table:table-row>
          <table:table-cell table:style-name="Table7.A6" office:value-type="string">
            <text:p text:style-name="P16">___</text:p>
          </table:table-cell>
          <table:table-cell table:style-name="Table7.B6" office:value-type="string">
            <text:p text:style-name="P14">___</text:p>
          </table:table-cell>
          <table:table-cell table:style-name="Table7.C6" office:value-type="string">
            <text:p text:style-name="P14">___</text:p>
          </table:table-cell>
          <table:table-cell table:style-name="Table7.D6" office:value-type="string">
            <text:p text:style-name="P14">___</text:p>
          </table:table-cell>
          <table:table-cell table:style-name="Table7.E6" office:value-type="string">
            <text:p text:style-name="P17"><text:span text:style-name="Strong_20_Emphasis"><text:span text:style-name="T6">TC1150</text:span></text:span> – Se connecter sans mot de passe<text:line-break/><text:line-break/><text:span text:style-name="Strong_20_Emphasis"><text:span text:style-name="T6">C/A client:</text:span></text:span> Message (<text:span text:style-name="Emphasis"><text:span text:style-name="Strong_20_Emphasis"><text:span text:style-name="T6">Vous devez avoir un mot de passe</text:span></text:span></text:span>) s'affichera</text:p>
          </table:table-cell>
        </table:table-row>
        <table:table-row>
          <table:table-cell table:style-name="Table7.A7" office:value-type="string">
            <text:p text:style-name="P16">___</text:p>
          </table:table-cell>
          <table:table-cell table:style-name="Table7.B7" office:value-type="string">
            <text:p text:style-name="P14">___</text:p>
          </table:table-cell>
          <table:table-cell table:style-name="Table7.C7" office:value-type="string">
            <text:p text:style-name="P14">___</text:p>
          </table:table-cell>
          <table:table-cell table:style-name="Table7.D7" office:value-type="string">
            <text:p text:style-name="P14">___</text:p>
          </table:table-cell>
          <table:table-cell table:style-name="Table7.E7" office:value-type="string">
            <text:p text:style-name="P17"><text:span text:style-name="Strong_20_Emphasis"><text:span text:style-name="T6">TC1160</text:span></text:span> – Se connecter avec les bonnes informations<text:line-break/><text:line-break/><text:span text:style-name="Strong_20_Emphasis"><text:span text:style-name="T6">C/A client:</text:span></text:span> connexion<text:line-break/><text:line-break/><text:span text:style-name="Strong_20_Emphasis"><text:span text:style-name="T6">C/A client:</text:span></text:span> Vous serez redirigé vers la page "<text:span text:style-name="Strong_20_Emphasis"><text:span text:style-name="T6">Associer votre ordinateur</text:span></text:span>"</text:p>
          </table:table-cell>
        </table:table-row>
      </table:table>
      <text:p text:style-name="P12"><text:span text:style-name="T10">*** Pour tous types de bugs veuillez vous référer à la </text:span><text:span text:style-name="Strong_20_Emphasis"><text:span text:style-name="T8">Procédure E</text:span></text:span></text:p>
      <text:p text:style-name="P30"><text:bookmark text:name="user-content-tc1200-configuration-utilisateur"/><text:span text:style-name="Strong_20_Emphasis"><text:span text:style-name="T12">TC1200</text:span></text:span><text:span text:style-name="T12"> </text:span><text:span text:style-name="Strong_20_Emphasis"><text:span text:style-name="T12">-</text:span></text:span><text:span text:style-name="T12"> </text:span><text:span text:style-name="Emphasis"><text:span text:style-name="T12">Configuration utilisateur</text:span></text:span></text:p>
      <text:p text:style-name="P12"><text:span text:style-name="T10">Avant d'effectuer ces tests, veuillez appliquer la </text:span><text:span text:style-name="Strong_20_Emphasis"><text:span text:style-name="T8">Procédure J</text:span></text:span><text:span text:style-name="T10"> pour la création de disques virtuels dans l'environnement de test.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8.A1" office:value-type="string">
              <text:p text:style-name="P25">WINXP-FR</text:p>
            </table:table-cell>
            <table:table-cell table:style-name="Table8.A1" office:value-type="string">
              <text:p text:style-name="P21">WIN7-FR</text:p>
            </table:table-cell>
            <table:table-cell table:style-name="Table8.A1" office:value-type="string">
              <text:p text:style-name="P21">WIN10-AN</text:p>
            </table:table-cell>
            <table:table-cell table:style-name="Table8.A1" office:value-type="string">
              <text:p text:style-name="P21">DEBIAN</text:p>
            </table:table-cell>
            <table:table-cell table:style-name="Table8.A1" office:value-type="string">
              <text:p text:style-name="P20">Description</text:p>
            </table:table-cell>
          </table:table-row>
        </table:table-header-rows>
        <table:table-row>
          <table:table-cell table:style-name="Table8.A2" office:value-type="string">
            <text:p text:style-name="P16">___</text:p>
          </table:table-cell>
          <table:table-cell table:style-name="Table8.B2" office:value-type="string">
            <text:p text:style-name="P14">___</text:p>
          </table:table-cell>
          <table:table-cell table:style-name="Table8.C2" office:value-type="string">
            <text:p text:style-name="P14">___</text:p>
          </table:table-cell>
          <table:table-cell table:style-name="Table8.D2" office:value-type="string">
            <text:p text:style-name="P14">___</text:p>
          </table:table-cell>
          <table:table-cell table:style-name="Table8.E2" office:value-type="string">
            <text:p text:style-name="P17"><text:span text:style-name="Strong_20_Emphasis"><text:span text:style-name="T6">Procédure</text:span></text:span> – Avant d'effectuer les tests, installer les différents disques virtuels en vous référant à la <text:span text:style-name="Strong_20_Emphasis"><text:span text:style-name="T6">Procédure J</text:span></text:span>.</text:p>
          </table:table-cell>
        </table:table-row>
        <table:table-row>
          <table:table-cell table:style-name="Table8.A3" office:value-type="string">
            <text:p text:style-name="P16">___</text:p>
          </table:table-cell>
          <table:table-cell table:style-name="Table8.B3" office:value-type="string">
            <text:p text:style-name="P14">___</text:p>
          </table:table-cell>
          <table:table-cell table:style-name="Table8.C3" office:value-type="string">
            <text:p text:style-name="P14">___</text:p>
          </table:table-cell>
          <table:table-cell table:style-name="Table8.D3" office:value-type="string">
            <text:p text:style-name="P14">___</text:p>
          </table:table-cell>
          <table:table-cell table:style-name="Table8.E3" office:value-type="string">
            <text:p text:style-name="P17"><text:span text:style-name="Strong_20_Emphasis"><text:span text:style-name="T6">TC1220</text:span></text:span> – Vérifier que les informations de la section "<text:span text:style-name="Source_20_Text"><text:span text:style-name="T14">Paramètres de l'utilisateur/État</text:span></text:span>" sont exactes<text:line-break/><text:line-break/><text:span text:style-name="Strong_20_Emphasis"><text:span text:style-name="T6">C/A client:</text:span></text:span> L'état doit être défini comme : "<text:span text:style-name="Strong_20_Emphasis"><text:span text:style-name="T6">Associé</text:span></text:span>" <text:line-break/><text:line-break/><text:span text:style-name="Strong_20_Emphasis"><text:span text:style-name="T6">C/A client:</text:span></text:span> Le nom d'usager et l'ordinateur associé <text:soft-page-break/>doivent être affichés</text:p>
          </table:table-cell>
        </table:table-row>
        <table:table-row>
          <table:table-cell table:style-name="Table8.A4" office:value-type="string">
            <text:p text:style-name="P16">___</text:p>
          </table:table-cell>
          <table:table-cell table:style-name="Table8.B4" office:value-type="string">
            <text:p text:style-name="P14">___</text:p>
          </table:table-cell>
          <table:table-cell table:style-name="Table8.C4" office:value-type="string">
            <text:p text:style-name="P14">___</text:p>
          </table:table-cell>
          <table:table-cell table:style-name="Table8.D4" office:value-type="string">
            <text:p text:style-name="P14">___</text:p>
          </table:table-cell>
          <table:table-cell table:style-name="Table8.E4" office:value-type="string">
            <text:p text:style-name="P17"><text:span text:style-name="Strong_20_Emphasis"><text:span text:style-name="T6">TC1230</text:span></text:span> – Ouvrir l'interface web Minarca et vérifier qu'un dépôt y a été créé <text:line-break/><text:line-break/><text:span text:style-name="Strong_20_Emphasis"><text:span text:style-name="T6">C/A web:</text:span></text:span> Un dépôt portant le nom par défaut de l'ordinateur associé doit être affiché</text:p>
          </table:table-cell>
        </table:table-row>
        <table:table-row>
          <table:table-cell table:style-name="Table8.A5" office:value-type="string">
            <text:p text:style-name="P16">___</text:p>
          </table:table-cell>
          <table:table-cell table:style-name="Table8.B5" office:value-type="string">
            <text:p text:style-name="P14">___</text:p>
          </table:table-cell>
          <table:table-cell table:style-name="Table8.C5" office:value-type="string">
            <text:p text:style-name="P14">___</text:p>
          </table:table-cell>
          <table:table-cell table:style-name="Table8.D5" office:value-type="string">
            <text:p text:style-name="P14">___</text:p>
          </table:table-cell>
          <table:table-cell table:style-name="Table8.E5" office:value-type="string">
            <text:p text:style-name="P17"><text:span text:style-name="Strong_20_Emphasis"><text:span text:style-name="T6">TC1240</text:span></text:span> - Cliquer sur le nouveau dépôt créé<text:line-break/><text:line-break/><text:span text:style-name="Strong_20_Emphasis"><text:span text:style-name="T6">C/A web:</text:span></text:span> Le dépôt doit être vide</text:p>
          </table:table-cell>
        </table:table-row>
        <table:table-row>
          <table:table-cell table:style-name="Table8.A6" office:value-type="string">
            <text:p text:style-name="P16">___</text:p>
          </table:table-cell>
          <table:table-cell table:style-name="Table8.B6" office:value-type="string">
            <text:p text:style-name="P14">___</text:p>
          </table:table-cell>
          <table:table-cell table:style-name="Table8.C6" office:value-type="string">
            <text:p text:style-name="P14">___</text:p>
          </table:table-cell>
          <table:table-cell table:style-name="Table8.D6" office:value-type="string">
            <text:p text:style-name="P14">___</text:p>
          </table:table-cell>
          <table:table-cell table:style-name="Table8.E6" office:value-type="string">
            <text:p text:style-name="P17"><text:span text:style-name="Strong_20_Emphasis"><text:span text:style-name="T6">TC1250</text:span></text:span> –Dans l'interface web, sous la section: <text:span text:style-name="Source_20_Text"><text:span text:style-name="T14">Paramètres de l'utilisateur/Clés SSH</text:span></text:span>notez l'empreinte de la clé SSH utilisée par votre ordinateur pour s'identifier, et comparez-la avec celle du client Minarca <text:line-break/><text:line-break/><text:span text:style-name="Strong_20_Emphasis"><text:span text:style-name="T6">C/A web-client:</text:span></text:span> Les deux empreintes doivent être identiques</text:p>
          </table:table-cell>
        </table:table-row>
        <table:table-row>
          <table:table-cell table:style-name="Table8.A7" office:value-type="string">
            <text:p text:style-name="P16">___</text:p>
          </table:table-cell>
          <table:table-cell table:style-name="Table8.B7" office:value-type="string">
            <text:p text:style-name="P14">___</text:p>
          </table:table-cell>
          <table:table-cell table:style-name="Table8.C7" office:value-type="string">
            <text:p text:style-name="P14">___</text:p>
          </table:table-cell>
          <table:table-cell table:style-name="Table8.D7" office:value-type="string">
            <text:p text:style-name="P14">___</text:p>
          </table:table-cell>
          <table:table-cell table:style-name="Table8.E7" office:value-type="string">
            <text:p text:style-name="P17"><text:span text:style-name="Strong_20_Emphasis"><text:span text:style-name="T6">TC1260</text:span></text:span> – Cliquez sur le bouton "<text:span text:style-name="Strong_20_Emphasis"><text:span text:style-name="T6">Dissocier...</text:span></text:span>" pour interrompre le lien entre l'ordinateur et l'interface web<text:line-break/><text:line-break/><text:span text:style-name="Strong_20_Emphasis"><text:span text:style-name="T6">C/A client:</text:span></text:span> Une boîte de confirmation s'ouvrira pour confirmer la dissociation<text:line-break/><text:line-break/><text:span text:style-name="Strong_20_Emphasis"><text:span text:style-name="T6">C/A client:</text:span></text:span> Vous serez redirigé vers le Bureau de Windows</text:p>
          </table:table-cell>
        </table:table-row>
        <table:table-row>
          <table:table-cell table:style-name="Table8.A8" office:value-type="string">
            <text:p text:style-name="P16">___</text:p>
          </table:table-cell>
          <table:table-cell table:style-name="Table8.B8" office:value-type="string">
            <text:p text:style-name="P14">___</text:p>
          </table:table-cell>
          <table:table-cell table:style-name="Table8.C8" office:value-type="string">
            <text:p text:style-name="P14">___</text:p>
          </table:table-cell>
          <table:table-cell table:style-name="Table8.D8" office:value-type="string">
            <text:p text:style-name="P14">___</text:p>
          </table:table-cell>
          <table:table-cell table:style-name="Table8.E8" office:value-type="string">
            <text:p text:style-name="P17"><text:span text:style-name="Strong_20_Emphasis"><text:span text:style-name="T6">TC1270</text:span></text:span> – Ouvrir le client Minarca et reconnectez-vous sous "<text:span text:style-name="Strong_20_Emphasis"><text:span text:style-name="T6">MTEST</text:span></text:span>"<text:line-break/><text:line-break/><text:span text:style-name="Strong_20_Emphasis"><text:span text:style-name="T6">C/A client:</text:span></text:span> Vous serez redirigé vers la page de configuration Minarca</text:p>
          </table:table-cell>
        </table:table-row>
        <table:table-row>
          <table:table-cell table:style-name="Table8.A9" office:value-type="string">
            <text:p text:style-name="P16">___</text:p>
          </table:table-cell>
          <table:table-cell table:style-name="Table8.B9" office:value-type="string">
            <text:p text:style-name="P14">___</text:p>
          </table:table-cell>
          <table:table-cell table:style-name="Table8.C9" office:value-type="string">
            <text:p text:style-name="P14">___</text:p>
          </table:table-cell>
          <table:table-cell table:style-name="Table8.D9" office:value-type="string">
            <text:p text:style-name="P14">___</text:p>
          </table:table-cell>
          <table:table-cell table:style-name="Table8.E9" office:value-type="string">
            <text:p text:style-name="P17"><text:span text:style-name="Strong_20_Emphasis"><text:span text:style-name="T6">TC1280</text:span></text:span> – Ré-associer l'ordinateur avec le même nom par défaut<text:line-break/><text:line-break/><text:soft-page-break/><text:span text:style-name="Strong_20_Emphasis"><text:span text:style-name="T6">C/A client:</text:span></text:span> Une fenêtre s'ouvrira pour vous indiquer que ce nom est déjà utilisé, cliquez "<text:span text:style-name="Strong_20_Emphasis"><text:span text:style-name="T6">NON</text:span></text:span>"<text:line-break/><text:line-break/><text:span text:style-name="Strong_20_Emphasis"><text:span text:style-name="T6">C/A client:</text:span></text:span> Message "<text:span text:style-name="Strong_20_Emphasis"><text:span text:style-name="T6">Modifier le nom de l'ordinateur</text:span></text:span>" s'affichera</text:p>
          </table:table-cell>
        </table:table-row>
        <table:table-row>
          <table:table-cell table:style-name="Table8.A10" office:value-type="string">
            <text:p text:style-name="P16">___</text:p>
          </table:table-cell>
          <table:table-cell table:style-name="Table8.B10" office:value-type="string">
            <text:p text:style-name="P14">___</text:p>
          </table:table-cell>
          <table:table-cell table:style-name="Table8.C10" office:value-type="string">
            <text:p text:style-name="P14">___</text:p>
          </table:table-cell>
          <table:table-cell table:style-name="Table8.D10" office:value-type="string">
            <text:p text:style-name="P14">___</text:p>
          </table:table-cell>
          <table:table-cell table:style-name="Table8.E10" office:value-type="string">
            <text:p text:style-name="P17"><text:span text:style-name="Strong_20_Emphasis"><text:span text:style-name="T6">TC1290</text:span></text:span> – Entrer un nouveau nom d'ordinateur et cliquez sur "<text:span text:style-name="Strong_20_Emphasis"><text:span text:style-name="T6">Associer l'ordinateur</text:span></text:span>"<text:line-break/><text:line-break/><text:span text:style-name="Strong_20_Emphasis"><text:span text:style-name="T6">C/A client:</text:span></text:span> Une sauvegarde démarrera<text:line-break/><text:line-break/><text:span text:style-name="Strong_20_Emphasis"><text:span text:style-name="T6">C/A client:</text:span></text:span> Message "<text:span text:style-name="Strong_20_Emphasis"><text:span text:style-name="T6">Succès !</text:span></text:span>" s'affichera<text:line-break/><text:line-break/><text:span text:style-name="Strong_20_Emphasis"><text:span text:style-name="T6">C/A client:</text:span></text:span> Vous serez redirigé vers la page "<text:span text:style-name="Strong_20_Emphasis"><text:span text:style-name="T6">Paramètres de Minarca</text:span></text:span>"</text:p>
          </table:table-cell>
        </table:table-row>
        <table:table-row>
          <table:table-cell table:style-name="Table8.A11" office:value-type="string">
            <text:p text:style-name="P16">___</text:p>
          </table:table-cell>
          <table:table-cell table:style-name="Table8.B11" office:value-type="string">
            <text:p text:style-name="P14">___</text:p>
          </table:table-cell>
          <table:table-cell table:style-name="Table8.C11" office:value-type="string">
            <text:p text:style-name="P14">___</text:p>
          </table:table-cell>
          <table:table-cell table:style-name="Table8.D11" office:value-type="string">
            <text:p text:style-name="P14">___</text:p>
          </table:table-cell>
          <table:table-cell table:style-name="Table8.E11" office:value-type="string">
            <text:p text:style-name="P17"><text:span text:style-name="Strong_20_Emphasis"><text:span text:style-name="T6">TC1300</text:span></text:span> – Vérifier que les informations de la section "<text:span text:style-name="Source_20_Text"><text:span text:style-name="T14">Paramètres/État</text:span></text:span>" ont été modifié<text:line-break/><text:line-break/><text:span text:style-name="Strong_20_Emphasis"><text:span text:style-name="T6">C/A client:</text:span></text:span> L'état doit être défini comme : "<text:span text:style-name="Strong_20_Emphasis"><text:span text:style-name="T6">Associé</text:span></text:span>" <text:line-break/><text:line-break/><text:span text:style-name="Strong_20_Emphasis"><text:span text:style-name="T6">C/A client:</text:span></text:span> Le nom de l'ordinateur doit avoir été modifié par le nouveau nom entré précédemment</text:p>
          </table:table-cell>
        </table:table-row>
        <table:table-row>
          <table:table-cell table:style-name="Table8.A12" office:value-type="string">
            <text:p text:style-name="P16">___</text:p>
          </table:table-cell>
          <table:table-cell table:style-name="Table8.B12" office:value-type="string">
            <text:p text:style-name="P14">___</text:p>
          </table:table-cell>
          <table:table-cell table:style-name="Table8.C12" office:value-type="string">
            <text:p text:style-name="P14">___</text:p>
          </table:table-cell>
          <table:table-cell table:style-name="Table8.D12" office:value-type="string">
            <text:p text:style-name="P14">___</text:p>
          </table:table-cell>
          <table:table-cell table:style-name="Table8.E12" office:value-type="string">
            <text:p text:style-name="P17"><text:span text:style-name="Strong_20_Emphasis"><text:span text:style-name="T6">TC1310</text:span></text:span> – Ouvrir l'interface web Minarca et vérifier qu'un nouveau dépôt y a été créé <text:line-break/><text:line-break/><text:span text:style-name="Strong_20_Emphasis"><text:span text:style-name="T6">C/A web:</text:span></text:span> Un deuxième dépôt portant le nom défini précédemment s'affichera</text:p>
          </table:table-cell>
        </table:table-row>
      </table:table>
      <text:p text:style-name="P12"><text:span text:style-name="T10">*** Pour tous types de bugs veuillez vous référer à la </text:span><text:span text:style-name="Strong_20_Emphasis"><text:span text:style-name="T8">Procédure E</text:span></text:span></text:p>
      <text:p text:style-name="P30"><text:bookmark text:name="user-content-tc1400-interface-client"/><text:span text:style-name="Strong_20_Emphasis"><text:span text:style-name="T12">TC1400</text:span></text:span><text:span text:style-name="T12"> </text:span><text:span text:style-name="Strong_20_Emphasis"><text:span text:style-name="T12">-</text:span></text:span><text:span text:style-name="T12"> </text:span><text:span text:style-name="Emphasis"><text:span text:style-name="T12">Interface client</text:span>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header-rows>
          <table:table-row>
            <table:table-cell table:style-name="Table9.A1" office:value-type="string">
              <text:p text:style-name="P25">WINXP-FR</text:p>
            </table:table-cell>
            <table:table-cell table:style-name="Table9.A1" office:value-type="string">
              <text:p text:style-name="P21">WIN7-FR</text:p>
            </table:table-cell>
            <table:table-cell table:style-name="Table9.A1" office:value-type="string">
              <text:p text:style-name="P21">WIN10-AN</text:p>
            </table:table-cell>
            <table:table-cell table:style-name="Table9.A1" office:value-type="string">
              <text:p text:style-name="P21">DEBIAN</text:p>
            </table:table-cell>
            <table:table-cell table:style-name="Table9.A1" office:value-type="string">
              <text:p text:style-name="P20">Description</text:p>
            </table:table-cell>
          </table:table-row>
        </table:table-header-rows>
        <table:table-row>
          <table:table-cell table:style-name="Table9.A2" office:value-type="string">
            <text:p text:style-name="P16">___<text:soft-page-break/></text:p>
          </table:table-cell>
          <table:table-cell table:style-name="Table9.B2" office:value-type="string">
            <text:p text:style-name="P14">___</text:p>
          </table:table-cell>
          <table:table-cell table:style-name="Table9.C2" office:value-type="string">
            <text:p text:style-name="P14">___</text:p>
          </table:table-cell>
          <table:table-cell table:style-name="Table9.D2" office:value-type="string">
            <text:p text:style-name="P14">___</text:p>
          </table:table-cell>
          <table:table-cell table:style-name="Table9.E2" office:value-type="string">
            <text:p text:style-name="P17"><text:span text:style-name="Strong_20_Emphasis"><text:span text:style-name="T6">TC1410</text:span></text:span> – Vérifier que tous les textes sont bien <text:soft-page-break/>traduits</text:p>
          </table:table-cell>
        </table:table-row>
        <table:table-row>
          <table:table-cell table:style-name="Table9.A3" office:value-type="string">
            <text:p text:style-name="P16">___</text:p>
          </table:table-cell>
          <table:table-cell table:style-name="Table9.B3" office:value-type="string">
            <text:p text:style-name="P14">___</text:p>
          </table:table-cell>
          <table:table-cell table:style-name="Table9.C3" office:value-type="string">
            <text:p text:style-name="P14">___</text:p>
          </table:table-cell>
          <table:table-cell table:style-name="Table9.D3" office:value-type="string">
            <text:p text:style-name="P14">___</text:p>
          </table:table-cell>
          <table:table-cell table:style-name="Table9.E3" office:value-type="string">
            <text:p text:style-name="P17"><text:span text:style-name="Strong_20_Emphasis"><text:span text:style-name="T6">TC1420</text:span></text:span> – Vérifier que les icônes sont bien affichées (icône Minarca, paramètres, informations, aide)</text:p>
          </table:table-cell>
        </table:table-row>
        <table:table-row>
          <table:table-cell table:style-name="Table9.A4" office:value-type="string">
            <text:p text:style-name="P16">N/A</text:p>
          </table:table-cell>
          <table:table-cell table:style-name="Table9.B4" office:value-type="string">
            <text:p text:style-name="P14">___</text:p>
          </table:table-cell>
          <table:table-cell table:style-name="Table9.C4" office:value-type="string">
            <text:p text:style-name="P14">___</text:p>
          </table:table-cell>
          <table:table-cell table:style-name="Table9.D4" office:value-type="string">
            <text:p text:style-name="P14">___</text:p>
          </table:table-cell>
          <table:table-cell table:style-name="Table9.E4" office:value-type="string">
            <text:p text:style-name="P17"><text:span text:style-name="Strong_20_Emphasis"><text:span text:style-name="T6">TC1430</text:span></text:span> – Cliquez sur le lien vers le site web de Minarca<text:line-break/><text:line-break/><text:span text:style-name="Strong_20_Emphasis"><text:span text:style-name="T6">C/A web:</text:span></text:span> Votre navigateur internet doit ouvrir une page vers la page de connexion Minarca (minarca.net ou sestican selon le cas)</text:p>
          </table:table-cell>
        </table:table-row>
        <table:table-row>
          <table:table-cell table:style-name="Table9.A5" office:value-type="string">
            <text:p text:style-name="P16">N/A</text:p>
          </table:table-cell>
          <table:table-cell table:style-name="Table9.B5" office:value-type="string">
            <text:p text:style-name="P14">___</text:p>
          </table:table-cell>
          <table:table-cell table:style-name="Table9.C5" office:value-type="string">
            <text:p text:style-name="P14">___</text:p>
          </table:table-cell>
          <table:table-cell table:style-name="Table9.D5" office:value-type="string">
            <text:p text:style-name="P14">___</text:p>
          </table:table-cell>
          <table:table-cell table:style-name="Table9.E5" office:value-type="string">
            <text:p text:style-name="P17"><text:span text:style-name="Strong_20_Emphasis"><text:span text:style-name="T6">TC1440</text:span></text:span> – Connectez-vous sur l'interface web à partir du lien client<text:line-break/><text:line-break/><text:span text:style-name="Strong_20_Emphasis"><text:span text:style-name="T6">C/A web:</text:span></text:span> Vous entrerez directement dans le dernier dépôt ajouté</text:p>
          </table:table-cell>
        </table:table-row>
        <table:table-row>
          <table:table-cell table:style-name="Table9.A6" office:value-type="string">
            <text:p text:style-name="P16">___</text:p>
          </table:table-cell>
          <table:table-cell table:style-name="Table9.B6" office:value-type="string">
            <text:p text:style-name="P14">___</text:p>
          </table:table-cell>
          <table:table-cell table:style-name="Table9.C6" office:value-type="string">
            <text:p text:style-name="P14">___</text:p>
          </table:table-cell>
          <table:table-cell table:style-name="Table9.D6" office:value-type="string">
            <text:p text:style-name="P14">___</text:p>
          </table:table-cell>
          <table:table-cell table:style-name="Table9.E6" office:value-type="string">
            <text:p text:style-name="P17"><text:span text:style-name="Strong_20_Emphasis"><text:span text:style-name="T6">TC1450</text:span></text:span> – Cliquez sur le bouton "<text:span text:style-name="Strong_20_Emphasis"><text:span text:style-name="T6">Aide</text:span></text:span>"<text:line-break/><text:line-break/><text:span text:style-name="Strong_20_Emphasis"><text:span text:style-name="T6">C/A web:</text:span></text:span> Vous serez redirigé vers la FAQ du site web de Minarca</text:p>
          </table:table-cell>
        </table:table-row>
        <table:table-row>
          <table:table-cell table:style-name="Table9.A7" office:value-type="string">
            <text:p text:style-name="P16">___</text:p>
          </table:table-cell>
          <table:table-cell table:style-name="Table9.B7" office:value-type="string">
            <text:p text:style-name="P14">___</text:p>
          </table:table-cell>
          <table:table-cell table:style-name="Table9.C7" office:value-type="string">
            <text:p text:style-name="P14">___</text:p>
          </table:table-cell>
          <table:table-cell table:style-name="Table9.D7" office:value-type="string">
            <text:p text:style-name="P14">___</text:p>
          </table:table-cell>
          <table:table-cell table:style-name="Table9.E7" office:value-type="string">
            <text:p text:style-name="P17"><text:span text:style-name="Strong_20_Emphasis"><text:span text:style-name="T6">TC1460</text:span></text:span> – Cliquez sur le bouton "<text:span text:style-name="Strong_20_Emphasis"><text:span text:style-name="T6">À propos</text:span></text:span>"<text:line-break/><text:line-break/><text:span text:style-name="Strong_20_Emphasis"><text:span text:style-name="T6">C/A client:</text:span></text:span> Une fenêtre "<text:span text:style-name="Strong_20_Emphasis"><text:span text:style-name="T6">À propos de Minarca</text:span></text:span>" s'affichera</text:p>
          </table:table-cell>
        </table:table-row>
      </table:table>
      <text:p text:style-name="P12"><text:span text:style-name="T10">*** Pour tous types de bugs veuillez vous référer à la </text:span><text:span text:style-name="Strong_20_Emphasis"><text:span text:style-name="T8">Procédure E</text:span></text:span></text:p>
      <text:p text:style-name="P30"><text:bookmark text:name="user-content-tc1500-paramètres-de-sauvegarde"/><text:span text:style-name="Strong_20_Emphasis"><text:span text:style-name="T12">TC1500</text:span></text:span><text:span text:style-name="T12"> </text:span><text:span text:style-name="Strong_20_Emphasis"><text:span text:style-name="T12">-</text:span></text:span><text:span text:style-name="T12"> </text:span><text:span text:style-name="Emphasis"><text:span text:style-name="T12">Paramètres de sauvegarde</text:span>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header-rows>
          <table:table-row>
            <table:table-cell table:style-name="Table10.A1" office:value-type="string">
              <text:p text:style-name="P25">WINXP-FR</text:p>
            </table:table-cell>
            <table:table-cell table:style-name="Table10.A1" office:value-type="string">
              <text:p text:style-name="P21">WIN7-FR</text:p>
            </table:table-cell>
            <table:table-cell table:style-name="Table10.A1" office:value-type="string">
              <text:p text:style-name="P21">WIN10-AN</text:p>
            </table:table-cell>
            <table:table-cell table:style-name="Table10.A1" office:value-type="string">
              <text:p text:style-name="P21">DEBIAN</text:p>
            </table:table-cell>
            <table:table-cell table:style-name="Table10.A1" office:value-type="string">
              <text:p text:style-name="P20">Description</text:p>
            </table:table-cell>
          </table:table-row>
        </table:table-header-rows>
        <table:table-row>
          <table:table-cell table:style-name="Table10.A2" office:value-type="string">
            <text:p text:style-name="P16">___</text:p>
          </table:table-cell>
          <table:table-cell table:style-name="Table10.B2" office:value-type="string">
            <text:p text:style-name="P14">___</text:p>
          </table:table-cell>
          <table:table-cell table:style-name="Table10.C2" office:value-type="string">
            <text:p text:style-name="P14">___</text:p>
          </table:table-cell>
          <table:table-cell table:style-name="Table10.D2" office:value-type="string">
            <text:p text:style-name="P14">___</text:p>
          </table:table-cell>
          <table:table-cell table:style-name="Table10.E2" office:value-type="string">
            <text:p text:style-name="P17"><text:span text:style-name="Strong_20_Emphasis"><text:span text:style-name="T6">TC1510</text:span></text:span> – Cliquez sur le bouton de paramètres de la section "<text:span text:style-name="Strong_20_Emphasis"><text:span text:style-name="T6">Sauvegarde sélective</text:span></text:span>"<text:line-break/><text:line-break/><text:soft-page-break/><text:span text:style-name="Strong_20_Emphasis"><text:span text:style-name="T6">C/A client:</text:span></text:span> Une fenêtre "<text:span text:style-name="Strong_20_Emphasis"><text:span text:style-name="T6">Sauvegarde sélective</text:span></text:span>" s'ouvrira</text:p>
          </table:table-cell>
        </table:table-row>
        <table:table-row>
          <table:table-cell table:style-name="Table10.A3" office:value-type="string">
            <text:p text:style-name="P16">___</text:p>
          </table:table-cell>
          <table:table-cell table:style-name="Table10.B3" office:value-type="string">
            <text:p text:style-name="P14">___</text:p>
          </table:table-cell>
          <table:table-cell table:style-name="Table10.C3" office:value-type="string">
            <text:p text:style-name="P14">___</text:p>
          </table:table-cell>
          <table:table-cell table:style-name="Table10.D3" office:value-type="string">
            <text:p text:style-name="P14">___</text:p>
          </table:table-cell>
          <table:table-cell table:style-name="Table10.E3" office:value-type="string">
            <text:p text:style-name="P17"><text:span text:style-name="Strong_20_Emphasis"><text:span text:style-name="T6">TC1520</text:span></text:span> – Vérifier que les boutons d'activation de sauvegarde fonctionnent correctement<text:line-break/><text:line-break/><text:span text:style-name="Strong_20_Emphasis"><text:span text:style-name="T6">C/A client:</text:span></text:span> Les boutons doivent basculer de "<text:span text:style-name="Strong_20_Emphasis"><text:span text:style-name="T6">Oui</text:span></text:span>" à "<text:span text:style-name="Strong_20_Emphasis"><text:span text:style-name="T6">Non</text:span></text:span>"</text:p>
          </table:table-cell>
        </table:table-row>
        <table:table-row>
          <table:table-cell table:style-name="Table10.A4" office:value-type="string">
            <text:p text:style-name="P16">___</text:p>
          </table:table-cell>
          <table:table-cell table:style-name="Table10.B4" office:value-type="string">
            <text:p text:style-name="P14">___</text:p>
          </table:table-cell>
          <table:table-cell table:style-name="Table10.C4" office:value-type="string">
            <text:p text:style-name="P14">___</text:p>
          </table:table-cell>
          <table:table-cell table:style-name="Table10.D4" office:value-type="string">
            <text:p text:style-name="P14">___</text:p>
          </table:table-cell>
          <table:table-cell table:style-name="Table10.E4" office:value-type="string">
            <text:p text:style-name="P17"><text:span text:style-name="Strong_20_Emphasis"><text:span text:style-name="T6">TC1530</text:span></text:span> – Désactivez le répertoire: <text:span text:style-name="Source_20_Text"><text:span text:style-name="T14">Photos</text:span></text:span> , cliquez sur démarrer une sauvegarde<text:line-break/><text:line-break/><text:span text:style-name="Strong_20_Emphasis"><text:span text:style-name="T6">C/A client:</text:span></text:span> Une sauvegarde démarrera</text:p>
          </table:table-cell>
        </table:table-row>
        <table:table-row>
          <table:table-cell table:style-name="Table10.A5" office:value-type="string">
            <text:p text:style-name="P16">___</text:p>
          </table:table-cell>
          <table:table-cell table:style-name="Table10.B5" office:value-type="string">
            <text:p text:style-name="P14">___</text:p>
          </table:table-cell>
          <table:table-cell table:style-name="Table10.C5" office:value-type="string">
            <text:p text:style-name="P14">___</text:p>
          </table:table-cell>
          <table:table-cell table:style-name="Table10.D5" office:value-type="string">
            <text:p text:style-name="P14">___</text:p>
          </table:table-cell>
          <table:table-cell table:style-name="Table10.E5" office:value-type="string">
            <text:p text:style-name="P17"><text:span text:style-name="Strong_20_Emphasis"><text:span text:style-name="T6">TC1540</text:span></text:span> – Aller vérifier dans le section "<text:span text:style-name="Strong_20_Emphasis"><text:span text:style-name="T6">Dépôts</text:span></text:span>" de l'interface web votre nouvelle sauvegarde <text:line-break/><text:line-break/><text:span text:style-name="Strong_20_Emphasis"><text:span text:style-name="T6">C/A web:</text:span></text:span> La date de révision du répertoire: <text:span text:style-name="Source_20_Text"><text:span text:style-name="T14">Photos</text:span></text:span> ne devrait pas avoir été mis à jour avec votre sauvegarde précédente.</text:p>
          </table:table-cell>
        </table:table-row>
        <table:table-row>
          <table:table-cell table:style-name="Table10.A6" office:value-type="string">
            <text:p text:style-name="P16">___</text:p>
          </table:table-cell>
          <table:table-cell table:style-name="Table10.B6" office:value-type="string">
            <text:p text:style-name="P14">___</text:p>
          </table:table-cell>
          <table:table-cell table:style-name="Table10.C6" office:value-type="string">
            <text:p text:style-name="P14">___</text:p>
          </table:table-cell>
          <table:table-cell table:style-name="Table10.D6" office:value-type="string">
            <text:p text:style-name="P14">___</text:p>
          </table:table-cell>
          <table:table-cell table:style-name="Table10.E6" office:value-type="string">
            <text:p text:style-name="P17"><text:span text:style-name="Strong_20_Emphasis"><text:span text:style-name="T6">TC1550</text:span></text:span> – Ajoutez un nouveau dossier dans la section "<text:span text:style-name="Strong_20_Emphasis"><text:span text:style-name="T6">Personnaliser</text:span></text:span>" et démarrez une nouvelle sauvegarde <text:line-break/><text:line-break/><text:span text:style-name="Strong_20_Emphasis"><text:span text:style-name="T6">C/A web:</text:span></text:span> Dans la section "<text:span text:style-name="Strong_20_Emphasis"><text:span text:style-name="T6">Fichiers</text:span></text:span>" votre dossier doit s'être ajouté</text:p>
          </table:table-cell>
        </table:table-row>
        <table:table-row>
          <table:table-cell table:style-name="Table10.A7" office:value-type="string">
            <text:p text:style-name="P16">___</text:p>
          </table:table-cell>
          <table:table-cell table:style-name="Table10.B7" office:value-type="string">
            <text:p text:style-name="P14">___</text:p>
          </table:table-cell>
          <table:table-cell table:style-name="Table10.C7" office:value-type="string">
            <text:p text:style-name="P14">___</text:p>
          </table:table-cell>
          <table:table-cell table:style-name="Table10.D7" office:value-type="string">
            <text:p text:style-name="P14">___</text:p>
          </table:table-cell>
          <table:table-cell table:style-name="Table10.E7" office:value-type="string">
            <text:p text:style-name="P17"><text:span text:style-name="Strong_20_Emphasis"><text:span text:style-name="T6">TC1560</text:span></text:span> – Supprimer le dossier que vous avez ajouté précédemment et faites une nouvelle sauvegarde<text:line-break/><text:line-break/><text:span text:style-name="Strong_20_Emphasis"><text:span text:style-name="T6">C/A web</text:span></text:span> La date de révision du dossier ne devrait pas avoir été mis à jour avec votre sauvegarde précédente.</text:p>
          </table:table-cell>
        </table:table-row>
        <table:table-row>
          <table:table-cell table:style-name="Table10.A8" office:value-type="string">
            <text:p text:style-name="P16">___</text:p>
          </table:table-cell>
          <table:table-cell table:style-name="Table10.B8" office:value-type="string">
            <text:p text:style-name="P14">___</text:p>
          </table:table-cell>
          <table:table-cell table:style-name="Table10.C8" office:value-type="string">
            <text:p text:style-name="P14">___</text:p>
          </table:table-cell>
          <table:table-cell table:style-name="Table10.D8" office:value-type="string">
            <text:p text:style-name="P14">___</text:p>
          </table:table-cell>
          <table:table-cell table:style-name="Table10.E8" office:value-type="string">
            <text:p text:style-name="P17"><text:span text:style-name="Strong_20_Emphasis"><text:span text:style-name="T6">TC1570</text:span></text:span> –Ajoutez un nouveau fichier dans la section "<text:span text:style-name="Strong_20_Emphasis"><text:span text:style-name="T6">Personnaliser</text:span></text:span>" et démarrez une nouvelles sauvegarde<text:line-break/><text:line-break/><text:span text:style-name="Strong_20_Emphasis"><text:span text:style-name="T6">C/A web:</text:span></text:span> Dans la section "<text:span text:style-name="Strong_20_Emphasis"><text:span text:style-name="T6">Fichiers</text:span></text:span>" votre fichier <text:soft-page-break/>doit s'être ajouté</text:p>
          </table:table-cell>
        </table:table-row>
        <table:table-row>
          <table:table-cell table:style-name="Table10.A9" office:value-type="string">
            <text:p text:style-name="P16">___</text:p>
          </table:table-cell>
          <table:table-cell table:style-name="Table10.B9" office:value-type="string">
            <text:p text:style-name="P14">___</text:p>
          </table:table-cell>
          <table:table-cell table:style-name="Table10.C9" office:value-type="string">
            <text:p text:style-name="P14">___</text:p>
          </table:table-cell>
          <table:table-cell table:style-name="Table10.D9" office:value-type="string">
            <text:p text:style-name="P14">___</text:p>
          </table:table-cell>
          <table:table-cell table:style-name="Table10.E9" office:value-type="string">
            <text:p text:style-name="P17"><text:span text:style-name="Strong_20_Emphasis"><text:span text:style-name="T6">TC1580</text:span></text:span> – Supprimer le fichier que vous avez ajouté précédemment et faites une nouvelle sauvegarde<text:line-break/><text:line-break/><text:span text:style-name="Strong_20_Emphasis"><text:span text:style-name="T6">C/A web:</text:span></text:span> La date de révision du dossier ne devrait pas avoir été mis à jour avec votre sauvegarde précédente.</text:p>
          </table:table-cell>
        </table:table-row>
        <table:table-row>
          <table:table-cell table:style-name="Table10.A10" office:value-type="string">
            <text:p text:style-name="P16">___</text:p>
          </table:table-cell>
          <table:table-cell table:style-name="Table10.B10" office:value-type="string">
            <text:p text:style-name="P14">___</text:p>
          </table:table-cell>
          <table:table-cell table:style-name="Table10.C10" office:value-type="string">
            <text:p text:style-name="P14">___</text:p>
          </table:table-cell>
          <table:table-cell table:style-name="Table10.D10" office:value-type="string">
            <text:p text:style-name="P14">___</text:p>
          </table:table-cell>
          <table:table-cell table:style-name="Table10.E10" office:value-type="string">
            <text:p text:style-name="P17"><text:span text:style-name="Strong_20_Emphasis"><text:span text:style-name="T6">TC1585</text:span></text:span> – Ajouter le disque /D et démarrer une sauvegarde<text:line-break/><text:line-break/>**C/A client: Un nouveau dépôt se crééra dans l'onglet dépôt portant le même nom et se terminant par /D</text:p>
          </table:table-cell>
        </table:table-row>
        <table:table-row>
          <table:table-cell table:style-name="Table10.A11" office:value-type="string">
            <text:p text:style-name="P16">___</text:p>
          </table:table-cell>
          <table:table-cell table:style-name="Table10.B11" office:value-type="string">
            <text:p text:style-name="P14">___</text:p>
          </table:table-cell>
          <table:table-cell table:style-name="Table10.C11" office:value-type="string">
            <text:p text:style-name="P14">___</text:p>
          </table:table-cell>
          <table:table-cell table:style-name="Table10.D11" office:value-type="string">
            <text:p text:style-name="P14">___</text:p>
          </table:table-cell>
          <table:table-cell table:style-name="Table10.E11" office:value-type="string">
            <text:p text:style-name="P17"><text:span text:style-name="Strong_20_Emphasis"><text:span text:style-name="T6">TC1586</text:span></text:span> – Supprimer le disque /D et démarrer une sauvegarde<text:line-break/><text:line-break/>**C/A client: Le répertoire /D n'aura pas été mis à jour dans l'onglet dépôt.</text:p>
          </table:table-cell>
        </table:table-row>
        <table:table-row>
          <table:table-cell table:style-name="Table10.A12" office:value-type="string">
            <text:p text:style-name="P16">___</text:p>
          </table:table-cell>
          <table:table-cell table:style-name="Table10.B12" office:value-type="string">
            <text:p text:style-name="P14">___</text:p>
          </table:table-cell>
          <table:table-cell table:style-name="Table10.C12" office:value-type="string">
            <text:p text:style-name="P14">___</text:p>
          </table:table-cell>
          <table:table-cell table:style-name="Table10.D12" office:value-type="string">
            <text:p text:style-name="P14">___</text:p>
          </table:table-cell>
          <table:table-cell table:style-name="Table10.E12" office:value-type="string">
            <text:p text:style-name="P17"><text:span text:style-name="Strong_20_Emphasis"><text:span text:style-name="T6">TC1590</text:span></text:span> – Activez le répertoire: <text:span text:style-name="Source_20_Text"><text:span text:style-name="T14">Fichiers système</text:span></text:span> et démarrez une nouvelle sauvegarde, cela prendra un certain temps<text:line-break/><text:line-break/><text:span text:style-name="Strong_20_Emphasis"><text:span text:style-name="T6">C/A web:</text:span></text:span> Message (<text:span text:style-name="Strong_20_Emphasis"><text:span text:style-name="T6">Sauvegarde en cours</text:span></text:span>) s'affichera dans l'interface web.</text:p>
          </table:table-cell>
        </table:table-row>
        <table:table-row>
          <table:table-cell table:style-name="Table10.A13" office:value-type="string">
            <text:p text:style-name="P16">___</text:p>
          </table:table-cell>
          <table:table-cell table:style-name="Table10.B13" office:value-type="string">
            <text:p text:style-name="P14">___</text:p>
          </table:table-cell>
          <table:table-cell table:style-name="Table10.C13" office:value-type="string">
            <text:p text:style-name="P14">___</text:p>
          </table:table-cell>
          <table:table-cell table:style-name="Table10.D13" office:value-type="string">
            <text:p text:style-name="P14">___</text:p>
          </table:table-cell>
          <table:table-cell table:style-name="Table10.E13" office:value-type="string">
            <text:p text:style-name="P17"><text:span text:style-name="Strong_20_Emphasis"><text:span text:style-name="T6">TC1595</text:span></text:span> – Pendant l'exécution de la sauvegarde, appuyez sur le bouton "<text:span text:style-name="Strong_20_Emphasis"><text:span text:style-name="T6">arrêter</text:span></text:span>" du client Minarca<text:line-break/><text:line-break/><text:span text:style-name="Strong_20_Emphasis"><text:span text:style-name="T6">C/A client:</text:span></text:span> Message "<text:span text:style-name="Strong_20_Emphasis"><text:span text:style-name="T6">Interrompu</text:span></text:span>" s'affichera</text:p>
          </table:table-cell>
        </table:table-row>
      </table:table>
      <text:p text:style-name="P12"><text:span text:style-name="T10">*** Pour tous types de bugs veuillez vous référer à la </text:span><text:span text:style-name="Strong_20_Emphasis"><text:span text:style-name="T8">Procédure E</text:span></text:span></text:p>
      <text:p text:style-name="P30"><text:bookmark text:name="user-content-tc1600-paramètres-de-planification"/><text:soft-page-break/><text:span text:style-name="Strong_20_Emphasis"><text:span text:style-name="T12">TC1600</text:span></text:span><text:span text:style-name="T12"> </text:span><text:span text:style-name="Strong_20_Emphasis"><text:span text:style-name="T12">-</text:span></text:span><text:span text:style-name="T12"> </text:span><text:span text:style-name="Emphasis"><text:span text:style-name="T12">Paramètres de planification</text:span>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11.A1" office:value-type="string">
              <text:p text:style-name="P25">WINXP-FR</text:p>
            </table:table-cell>
            <table:table-cell table:style-name="Table11.A1" office:value-type="string">
              <text:p text:style-name="P21">WIN7-FR</text:p>
            </table:table-cell>
            <table:table-cell table:style-name="Table11.A1" office:value-type="string">
              <text:p text:style-name="P21">WIN10-AN</text:p>
            </table:table-cell>
            <table:table-cell table:style-name="Table11.A1" office:value-type="string">
              <text:p text:style-name="P21">DEBIAN</text:p>
            </table:table-cell>
            <table:table-cell table:style-name="Table11.A1" office:value-type="string">
              <text:p text:style-name="P20">Description</text:p>
            </table:table-cell>
          </table:table-row>
        </table:table-header-rows>
        <table:table-row>
          <table:table-cell table:style-name="Table11.A2" office:value-type="string">
            <text:p text:style-name="P16">___</text:p>
          </table:table-cell>
          <table:table-cell table:style-name="Table11.B2" office:value-type="string">
            <text:p text:style-name="P14">___</text:p>
          </table:table-cell>
          <table:table-cell table:style-name="Table11.C2" office:value-type="string">
            <text:p text:style-name="P14">___</text:p>
          </table:table-cell>
          <table:table-cell table:style-name="Table11.D2" office:value-type="string">
            <text:p text:style-name="P14">___</text:p>
          </table:table-cell>
          <table:table-cell table:style-name="Table11.E2" office:value-type="string">
            <text:p text:style-name="P17"><text:span text:style-name="Strong_20_Emphasis"><text:span text:style-name="T6">TC1610</text:span></text:span> – Dans la section "<text:span text:style-name="Strong_20_Emphasis"><text:span text:style-name="T6">Planification</text:span></text:span>" définissez la fréquence de sauvegarde à "<text:span text:style-name="Strong_20_Emphasis"><text:span text:style-name="T6">Heure,Quotidien,Mensuel</text:span></text:span>" <text:line-break/><text:line-break/><text:span text:style-name="Strong_20_Emphasis"><text:span text:style-name="T6">C/A client:</text:span></text:span> Dans le planificateur de tâche de Windows, la tâche Minarca devrait s'exécuter à chaque heure pour vérifier la fréquence.</text:p>
          </table:table-cell>
        </table:table-row>
      </table:table>
      <text:p text:style-name="P12"><text:span text:style-name="T10">*** Pour tous types de bugs veuillez vous référer à la </text:span><text:span text:style-name="Strong_20_Emphasis"><text:span text:style-name="T8">Procédure E</text:span></text:span>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enlo" svg:font-family="Menlo, 'DejaVu Sans Mono', 'Liberation Mono', Consolas, 'Ubuntu Mono', 'Courier New', 'andale mono', 'lucida console', monospace"/>
    <style:font-face style:name="apple-system" svg:font-family="apple-system, BlinkMacSystemFont, 'Segoe UI', Roboto, Oxygen-Sans, Ubuntu, Cantarell, 'Helvetica Neue', sans-serif, 'Apple Color Emoji', 'Segoe UI Emoji', 'Segoe UI Symbol', 'Noto Color Emoji'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roid Sans Mono" svg:font-family="'Droid Sans Mono'" style:font-adornments="Regular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text-properties style:font-name="Droid Sans Mono" fo:font-family="'Droid Sans Mono'" style:font-style-name="Regular" style:font-family-generic="swiss" style:font-pitch="fixed" fo:font-size="10pt" style:font-size-asian="10.5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Horizontal_20_Line" style:display-name="Horizontal Line" style:family="paragraph" style:parent-style-name="Standard" style:class="html"/>
    <style:style style:name="Heading_20_4" style:display-name="Heading 4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k Dufresne</meta:initial-creator>
    <meta:creation-date>2015-06-27T16:38:47.773826283</meta:creation-date>
    <meta:generator>LibreOffice/5.2.7.2$Linux_X86_64 LibreOffice_project/20m0$Build-2</meta:generator>
    <dc:date>2019-05-29T14:18:09.654730810</dc:date>
    <meta:editing-duration>PT16H37M24S</meta:editing-duration>
    <meta:editing-cycles>60</meta:editing-cycles>
    <meta:keyword>java</meta:keyword>
    <dc:title>FontAwesome for SWT</dc:title>
    <meta:document-statistic meta:table-count="11" meta:image-count="0" meta:object-count="0" meta:page-count="14" meta:paragraph-count="385" meta:word-count="2351" meta:character-count="14615" meta:non-whitespace-character-count="12468"/>
    <meta:user-defined meta:name="categories">fr</meta:user-defined>
    <meta:user-defined meta:name="comments">true</meta:user-defined>
    <meta:user-defined meta:name="image"/>
    <meta:user-defined meta:name="lang">fr</meta:user-defined>
  </office:meta>
</office:document-meta>
</file>